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5" style:family="table-cell" style:parent-style-name="Default">
      <style:text-properties fo:color="#c9211e"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1"/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21" style:family="table-cell" style:parent-style-name="Default" style:data-style-name="N0"/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81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ib size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filename</text:p>
          </table:table-cell>
        </table:table-row>
        <table:table-row table:style-name="ro1">
          <table:table-cell table:number-columns-repeated="2"/>
          <table:table-cell office:value-type="float" office:value="1736" calcext:value-type="float">
            <text:p>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./lib/fogml_sdk/CMakeFiles/fogml_sdk.dir/anomaly_rt/fogml_lof.c.o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./lib/fogml_sdk/CMakeFiles/fogml_sdk.dir/anomaly_rt/fogml_reservoir.c.o</text:p>
          </table:table-cell>
        </table:table-row>
        <table:table-row table:style-name="ro1">
          <table:table-cell table:number-columns-repeated="2"/>
          <table:table-cell office:value-type="float" office:value="3739" calcext:value-type="float">
            <text:p>37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55" calcext:value-type="float">
            <text:p>3755</text:p>
          </table:table-cell>
          <table:table-cell/>
          <table:table-cell office:value-type="string" calcext:value-type="string">
            <text:p>./lib/fogml_sdk/CMakeFiles/fogml_sdk.dir/dsp/fogml_dsp.c.o</text:p>
          </table:table-cell>
        </table:table-row>
        <table:table-row table:style-name="ro1">
          <table:table-cell table:number-columns-repeated="2"/>
          <table:table-cell office:value-type="float" office:value="2427" calcext:value-type="float">
            <text:p>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string" calcext:value-type="string">
            <text:p>./lib/fogml_sdk/CMakeFiles/fogml_sdk.dir/dsp/kissfft/kiss_fftr.c.o</text:p>
          </table:table-cell>
        </table:table-row>
        <table:table-row table:style-name="ro1">
          <table:table-cell table:number-columns-repeated="2"/>
          <table:table-cell office:value-type="float" office:value="5913" calcext:value-type="float">
            <text:p>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/>
          <table:table-cell office:value-type="string" calcext:value-type="string">
            <text:p>./lib/fogml_sdk/CMakeFiles/fogml_sdk.dir/dsp/kissfft/kiss_fft.c.o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./lib/fogml_sdk/CMakeFiles/fogml_sdk.dir/ports/fogml_ports_arduino.cpp.o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./lib/fogml_sdk/CMakeFiles/fogml_sdk.dir/ports/fogml_ports_zephyr.c.o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./lib/fogml_sdk/CMakeFiles/fogml_sdk.dir/ports/fogml_ports_riscv.c.o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./lib/fogml_sdk/CMakeFiles/fogml_sdk.dir/anomaly/fogml_anomaly.c.o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./lib/fogml_sdk/CMakeFiles/fogml_sdk.dir/scaler/fogml_scaler.c.o</text:p>
          </table:table-cell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96" calcext:value-type="float">
            <text:p>96</text:p>
          </table:table-cell>
          <table:table-cell office:value-type="float" office:value="6368" calcext:value-type="float">
            <text:p>6368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string" calcext:value-type="string">
            <text:p>./CMakeFiles/fogml-riscv.dir/main.c.o</text:p>
          </table:table-cell>
        </table:table-row>
        <table:table-row table:style-name="ro1">
          <table:table-cell table:number-columns-repeated="2"/>
          <table:table-cell table:style-name="ce8" table:formula="of:=SUM([.C4:.C14])" office:value-type="float" office:value="15860" calcext:value-type="float">
            <text:p>15860</text:p>
          </table:table-cell>
          <table:table-cell table:formula="of:=SUM([.D4:.D14])" office:value-type="float" office:value="100" calcext:value-type="float">
            <text:p>100</text:p>
          </table:table-cell>
          <table:table-cell table:formula="of:=SUM([.E4:.E14])" office:value-type="float" office:value="6384" calcext:value-type="float">
            <text:p>6384</text:p>
          </table:table-cell>
          <table:table-cell table:formula="of:=SUM([.F4:.F14])" office:value-type="float" office:value="22344" calcext:value-type="float">
            <text:p>22344</text:p>
          </table:table-cell>
          <table:table-cell table:number-columns-repeated="2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d print" table:style-name="ta1"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000131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2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1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3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1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4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5])" office:value-type="float" office:value="4" calcext:value-type="float">
            <text:p>4</text:p>
          </table:table-cell>
          <table:table-cell office:value-type="string" calcext:value-type="string">
            <text:p>_getpi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6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float" office:value="17588" calcext:value-type="float">
            <text:p>175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5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6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9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0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1])" office:value-type="float" office:value="4" calcext:value-type="float">
            <text:p>4</text:p>
          </table:table-cell>
          <table:table-cell office:value-type="string" calcext:value-type="string">
            <text:p>_strtoll_r</text:p>
          </table:table-cell>
          <table:table-cell/>
        </table:table-row>
        <table:table-row table:style-name="ro2">
          <table:table-cell/>
          <table:table-cell office:value-type="float" office:value="26324" calcext:value-type="float">
            <text:p>26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2])" office:value-type="float" office:value="4" calcext:value-type="float">
            <text:p>4</text:p>
          </table:table-cell>
          <table:table-cell office:value-type="string" calcext:value-type="string">
            <text:p>_strto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3])" office:value-type="float" office:value="4" calcext:value-type="float">
            <text:p>4</text:p>
          </table:table-cell>
          <table:table-cell office:value-type="string" calcext:value-type="string">
            <text:p>_strtou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4])" office:value-type="float" office:value="4" calcext:value-type="float">
            <text:p>4</text:p>
          </table:table-cell>
          <table:table-cell office:value-type="string" calcext:value-type="string">
            <text:p>_strtoul_r</text:p>
          </table:table-cell>
          <table:table-cell/>
        </table:table-row>
        <table:table-row table:style-name="ro2">
          <table:table-cell/>
          <table:table-cell office:value-type="float" office:value="10324" calcext:value-type="float">
            <text:p>10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5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float" office:value="10950" calcext:value-type="float">
            <text:p>109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6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7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7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34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e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0])" office:value-type="float" office:value="8" calcext:value-type="float">
            <text:p>8</text:p>
          </table:table-cell>
          <table:table-cell office:value-type="string" calcext:value-type="string">
            <text:p>_getpid</text:p>
          </table:table-cell>
          <table:table-cell/>
        </table:table-row>
        <table:table-row table:style-name="ro2">
          <table:table-cell/>
          <table:table-cell table:style-name="ce10" office:value-type="float" office:value="1.4E+065" calcext:value-type="float">
            <text:p>1.40E+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1])" office:value-type="float" office:value="8" calcext:value-type="float">
            <text:p>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f</text:p>
          </table:table-cell>
        </table:table-row>
        <table:table-row table:style-name="ro2">
          <table:table-cell/>
          <table:table-cell office:value-type="string" calcext:value-type="string">
            <text:p>00014e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2])" office:value-type="float" office:value="8" calcext:value-type="float">
            <text:p>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f</text:p>
          </table:table-cell>
        </table:table-row>
        <table:table-row table:style-name="ro2">
          <table:table-cell/>
          <table:table-cell office:value-type="float" office:value="27024" calcext:value-type="float">
            <text:p>270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3])" office:value-type="float" office:value="8" calcext:value-type="float">
            <text:p>8</text:p>
          </table:table-cell>
          <table:table-cell office:value-type="string" calcext:value-type="string">
            <text:p>iswspa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4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5])" office:value-type="float" office:value="8" calcext:value-type="float">
            <text:p>8</text:p>
          </table:table-cell>
          <table:table-cell office:value-type="string" calcext:value-type="string">
            <text:p>__localeconv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1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6])" office:value-type="float" office:value="8" calcext:value-type="float">
            <text:p>8</text:p>
          </table:table-cell>
          <table:table-cell office:value-type="string" calcext:value-type="string">
            <text:p>n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7])" office:value-type="float" office:value="8" calcext:value-type="float">
            <text:p>8</text:p>
          </table:table-cell>
          <table:table-cell office:value-type="string" calcext:value-type="string">
            <text:p>__numeric_load_loca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3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8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9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f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0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4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1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2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3])" office:value-type="float" office:value="12" calcext:value-type="float">
            <text:p>12</text:p>
          </table:table-cell>
          <table:table-cell office:value-type="string" calcext:value-type="string">
            <text:p>localecon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4])" office:value-type="float" office:value="12" calcext:value-type="float">
            <text:p>12</text:p>
          </table:table-cell>
          <table:table-cell office:value-type="string" calcext:value-type="string">
            <text:p>_localeconv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9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5])" office:value-type="float" office:value="12" calcext:value-type="float">
            <text:p>12</text:p>
          </table:table-cell>
          <table:table-cell office:value-type="string" calcext:value-type="string">
            <text:p>__locale_mb_cur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6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7])" office:value-type="float" office:value="12" calcext:value-type="float">
            <text:p>12</text:p>
          </table:table-cell>
          <table:table-cell office:value-type="string" calcext:value-type="string">
            <text:p>_mbtow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8])"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9])" office:value-type="float" office:value="12" calcext:value-type="float">
            <text:p>12</text:p>
          </table:table-cell>
          <table:table-cell office:value-type="string" calcext:value-type="string">
            <text:p>_strto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40])" office:value-type="float" office:value="12" calcext:value-type="float">
            <text:p>12</text:p>
          </table:table-cell>
          <table:table-cell office:value-type="string" calcext:value-type="string">
            <text:p>_wctomb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41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string" calcext:value-type="string">
            <text:p>0002a8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2])" office:value-type="float" office:value="20" calcext:value-type="float">
            <text:p>20</text:p>
          </table:table-cell>
          <table:table-cell office:value-type="string" calcext:value-type="string">
            <text:p>__asse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8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3])" office:value-type="float" office:value="20" calcext:value-type="float">
            <text:p>20</text:p>
          </table:table-cell>
          <table:table-cell office:value-type="string" calcext:value-type="string">
            <text:p>finitef</text:p>
          </table:table-cell>
          <table:table-cell/>
        </table:table-row>
        <table:table-row table:style-name="ro2">
          <table:table-cell/>
          <table:table-cell table:style-name="ce10" office:value-type="float" office:value="230000" calcext:value-type="float">
            <text:p>2.30E+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4])" office:value-type="float" office:value="20" calcext:value-type="float">
            <text:p>20</text:p>
          </table:table-cell>
          <table:table-cell office:value-type="string" calcext:value-type="string">
            <text:p>re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5])" office:value-type="float" office:value="20" calcext:value-type="float">
            <text:p>20</text:p>
          </table:table-cell>
          <table:table-cell office:value-type="string" calcext:value-type="string">
            <text:p>unget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6])" office:value-type="float" office:value="24" calcext:value-type="float">
            <text:p>24</text:p>
          </table:table-cell>
          <table:table-cell office:value-type="string" calcext:value-type="string">
            <text:p>abort</text:p>
          </table:table-cell>
          <table:table-cell/>
        </table:table-row>
        <table:table-row table:style-name="ro2">
          <table:table-cell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7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6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8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9])" office:value-type="float" office:value="24" calcext:value-type="float">
            <text:p>24</text:p>
          </table:table-cell>
          <table:table-cell office:value-type="string" calcext:value-type="string">
            <text:p>__freedto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c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1])" office:value-type="float" office:value="28" calcext:value-type="float">
            <text:p>28</text:p>
          </table:table-cell>
          <table:table-cell office:value-type="string" calcext:value-type="string">
            <text:p>strto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2])" office:value-type="float" office:value="28" calcext:value-type="float">
            <text:p>28</text:p>
          </table:table-cell>
          <table:table-cell office:value-type="string" calcext:value-type="string">
            <text:p>strtod_l</text:p>
          </table:table-cell>
          <table:table-cell/>
        </table:table-row>
        <table:table-row table:style-name="ro2">
          <table:table-cell/>
          <table:table-cell office:value-type="float" office:value="26344" calcext:value-type="float">
            <text:p>263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3])" office:value-type="float" office:value="28" calcext:value-type="float">
            <text:p>28</text:p>
          </table:table-cell>
          <table:table-cell office:value-type="string" calcext:value-type="string">
            <text:p>strtol</text:p>
          </table:table-cell>
          <table:table-cell/>
        </table:table-row>
        <table:table-row table:style-name="ro2">
          <table:table-cell/>
          <table:table-cell office:value-type="float" office:value="26328" calcext:value-type="float">
            <text:p>26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4])" office:value-type="float" office:value="28" calcext:value-type="float">
            <text:p>28</text:p>
          </table:table-cell>
          <table:table-cell office:value-type="string" calcext:value-type="string">
            <text:p>strto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5])" office:value-type="float" office:value="28" calcext:value-type="float">
            <text:p>28</text:p>
          </table:table-cell>
          <table:table-cell office:value-type="string" calcext:value-type="string">
            <text:p>strto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6])" office:value-type="float" office:value="28" calcext:value-type="float">
            <text:p>28</text:p>
          </table:table-cell>
          <table:table-cell office:value-type="string" calcext:value-type="string">
            <text:p>strtol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7])" office:value-type="float" office:value="28" calcext:value-type="float">
            <text:p>28</text:p>
          </table:table-cell>
          <table:table-cell office:value-type="string" calcext:value-type="string">
            <text:p>strtou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8])" office:value-type="float" office:value="28" calcext:value-type="float">
            <text:p>28</text:p>
          </table:table-cell>
          <table:table-cell office:value-type="string" calcext:value-type="string">
            <text:p>strtou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9])" office:value-type="float" office:value="28" calcext:value-type="float">
            <text:p>28</text:p>
          </table:table-cell>
          <table:table-cell office:value-type="string" calcext:value-type="string">
            <text:p>strto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0])" office:value-type="float" office:value="28" calcext:value-type="float">
            <text:p>28</text:p>
          </table:table-cell>
          <table:table-cell office:value-type="string" calcext:value-type="string">
            <text:p>strtoul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1])" office:value-type="float" office:value="28" calcext:value-type="float">
            <text:p>28</text:p>
          </table:table-cell>
          <table:table-cell office:value-type="string" calcext:value-type="string">
            <text:p>__svf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5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2])" office:value-type="float" office:value="28" calcext:value-type="float">
            <text:p>28</text:p>
          </table:table-cell>
          <table:table-cell office:value-type="string" calcext:value-type="string">
            <text:p>vfi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af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3])" office:value-type="float" office:value="28" calcext:value-type="float">
            <text:p>28</text:p>
          </table:table-cell>
          <table:table-cell office:value-type="string" calcext:value-type="string">
            <text:p>vf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e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64])" office:value-type="float" office:value="32" calcext:value-type="float">
            <text:p>32</text:p>
          </table:table-cell>
          <table:table-cell office:value-type="string" calcext:value-type="string">
            <text:p>lflush</text:p>
          </table:table-cell>
          <table:table-cell/>
        </table:table-row>
        <table:table-row table:style-name="ro2">
          <table:table-cell/>
          <table:table-cell office:value-type="float" office:value="10194" calcext:value-type="float">
            <text:p>1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65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6])" office:value-type="float" office:value="36" calcext:value-type="float">
            <text:p>36</text:p>
          </table:table-cell>
          <table:table-cell office:value-type="string" calcext:value-type="string">
            <text:p>_B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8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7])" office:value-type="float" office:value="36" calcext:value-type="float">
            <text:p>36</text:p>
          </table:table-cell>
          <table:table-cell office:value-type="string" calcext:value-type="string">
            <text:p>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8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string" calcext:value-type="string">
            <text:p>0002fe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9])" office:value-type="float" office:value="36" calcext:value-type="float">
            <text:p>36</text:p>
          </table:table-cell>
          <table:table-cell office:value-type="string" calcext:value-type="string">
            <text:p>_kill</text:p>
          </table:table-cell>
          <table:table-cell/>
        </table:table-row>
        <table:table-row table:style-name="ro2">
          <table:table-cell/>
          <table:table-cell office:value-type="float" office:value="22534" calcext:value-type="float">
            <text:p>225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70])" office:value-type="float" office:value="36" calcext:value-type="float">
            <text:p>36</text:p>
          </table:table-cell>
          <table:table-cell office:value-type="string" calcext:value-type="string">
            <text:p>__rv_alloc_D2A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5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7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F72])" office:value-type="float" office:value="40" calcext:value-type="float">
            <text:p>40</text:p>
          </table:table-cell>
          <table:table-cell office:value-type="string" calcext:value-type="string">
            <text:p>iswspace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3])" office:value-type="float" office:value="48" calcext:value-type="float">
            <text:p>48</text:p>
          </table:table-cell>
          <table:table-cell office:value-type="string" calcext:value-type="string">
            <text:p>__ascii_wctom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4])" office:value-type="float" office:value="48" calcext:value-type="float">
            <text:p>48</text:p>
          </table:table-cell>
          <table:table-cell office:value-type="string" calcext:value-type="string">
            <text:p>_ex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string" calcext:value-type="string">
            <text:p>0002e0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6])" office:value-type="float" office:value="56" calcext:value-type="float">
            <text:p>56</text:p>
          </table:table-cell>
          <table:table-cell office:value-type="string" calcext:value-type="string">
            <text:p>_fiprintf_r</text:p>
          </table:table-cell>
          <table:table-cell/>
        </table:table-row>
        <table:table-row table:style-name="ro2">
          <table:table-cell/>
          <table:table-cell office:value-type="float" office:value="17590" calcext:value-type="float">
            <text:p>175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7])" office:value-type="float" office:value="56" calcext:value-type="float">
            <text:p>56</text:p>
          </table:table-cell>
          <table:table-cell office:value-type="string" calcext:value-type="string">
            <text:p>_fprintf_r</text:p>
          </table:table-cell>
          <table:table-cell/>
        </table:table-row>
        <table:table-row table:style-name="ro2">
          <table:table-cell/>
          <table:table-cell office:value-type="float" office:value="36190" calcext:value-type="float">
            <text:p>36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8])" office:value-type="float" office:value="56" calcext:value-type="float">
            <text:p>5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shldi3</text:p>
          </table:table-cell>
        </table:table-row>
        <table:table-row table:style-name="ro2">
          <table:table-cell/>
          <table:table-cell office:value-type="float" office:value="36158" calcext:value-type="float">
            <text:p>36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9])" office:value-type="float" office:value="56" calcext:value-type="float">
            <text:p>5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shrdi3</text:p>
          </table:table-cell>
        </table:table-row>
        <table:table-row table:style-name="ro2">
          <table:table-cell/>
          <table:table-cell office:value-type="string" calcext:value-type="string">
            <text:p>00014de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80])" office:value-type="float" office:value="56" calcext:value-type="float">
            <text:p>56</text:p>
          </table:table-cell>
          <table:table-cell office:value-type="string" calcext:value-type="string">
            <text:p>with_errn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d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F81])" office:value-type="float" office:value="60" calcext:value-type="float">
            <text:p>60</text:p>
          </table:table-cell>
          <table:table-cell office:value-type="string" calcext:value-type="string">
            <text:p>decr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string" calcext:value-type="string">
            <text:p>0002fe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3])" office:value-type="float" office:value="64" calcext:value-type="float">
            <text:p>64</text:p>
          </table:table-cell>
          <table:table-cell office:value-type="string" calcext:value-type="string">
            <text:p>_isat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5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4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1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5])" office:value-type="float" office:value="64" calcext:value-type="float">
            <text:p>64</text:p>
          </table:table-cell>
          <table:table-cell office:value-type="string" calcext:value-type="string">
            <text:p>xfl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6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7])" office:value-type="float" office:value="68" calcext:value-type="float">
            <text:p>6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f</text:p>
          </table:table-cell>
        </table:table-row>
        <table:table-row table:style-name="ro2">
          <table:table-cell/>
          <table:table-cell office:value-type="string" calcext:value-type="string">
            <text:p>0002fe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8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4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9])" office:value-type="float" office:value="68" calcext:value-type="float">
            <text:p>68</text:p>
          </table:table-cell>
          <table:table-cell office:value-type="string" calcext:value-type="string">
            <text:p>__mat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90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91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2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string" calcext:value-type="string">
            <text:p>00032a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4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</table:table-row>
        <table:table-row table:style-name="ro2">
          <table:table-cell/>
          <table:table-cell office:value-type="float" office:value="17618" calcext:value-type="float">
            <text:p>17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5])" office:value-type="float" office:value="72" calcext:value-type="float">
            <text:p>72</text:p>
          </table:table-cell>
          <table:table-cell office:value-type="string" calcext:value-type="string">
            <text:p>_print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6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6])" office:value-type="float" office:value="72" calcext:value-type="float">
            <text:p>72</text:p>
          </table:table-cell>
          <table:table-cell office:value-type="string" calcext:value-type="string">
            <text:p>_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7])" office:value-type="float" office:value="76" calcext:value-type="float">
            <text:p>76</text:p>
          </table:table-cell>
          <table:table-cell office:value-type="string" calcext:value-type="string">
            <text:p>__assert_fun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8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float" office:value="17660" calcext:value-type="float">
            <text:p>176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9])" office:value-type="float" office:value="76" calcext:value-type="float">
            <text:p>76</text:p>
          </table:table-cell>
          <table:table-cell office:value-type="string" calcext:value-type="string">
            <text:p>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6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100])" office:value-type="float" office:value="76" calcext:value-type="float">
            <text:p>76</text:p>
          </table:table-cell>
          <table:table-cell office:value-type="string" calcext:value-type="string">
            <text:p>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f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101])" office:value-type="float" office:value="76" calcext:value-type="float">
            <text:p>76</text:p>
          </table:table-cell>
          <table:table-cell office:value-type="string" calcext:value-type="string">
            <text:p>__sprint_r</text:p>
          </table:table-cell>
          <table:table-cell/>
        </table:table-row>
        <table:table-row table:style-name="ro2">
          <table:table-cell/>
          <table:table-cell table:style-name="ce10" office:value-type="float" office:value="2E+074" calcext:value-type="float">
            <text:p>2.00E+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F102])" office:value-type="float" office:value="80" calcext:value-type="float">
            <text:p>80</text:p>
          </table:table-cell>
          <table:table-cell office:value-type="string" calcext:value-type="string">
            <text:p>fi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5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F103])" office:value-type="float" office:value="80" calcext:value-type="float">
            <text:p>80</text:p>
          </table:table-cell>
          <table:table-cell office:value-type="string" calcext:value-type="string">
            <text:p>fprintf</text:p>
          </table:table-cell>
          <table:table-cell/>
        </table:table-row>
        <table:table-row table:style-name="ro2">
          <table:table-cell/>
          <table:table-cell office:value-type="float" office:value="23648" calcext:value-type="float">
            <text:p>236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F104])" office:value-type="float" office:value="88" calcext:value-type="float">
            <text:p>88</text:p>
          </table:table-cell>
          <table:table-cell office:value-type="string" calcext:value-type="string">
            <text:p>__mcmp</text:p>
          </table:table-cell>
          <table:table-cell/>
        </table:table-row>
        <table:table-row table:style-name="ro2">
          <table:table-cell/>
          <table:table-cell office:value-type="float" office:value="26694" calcext:value-type="float">
            <text:p>26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F105])" office:value-type="float" office:value="88" calcext:value-type="float">
            <text:p>88</text:p>
          </table:table-cell>
          <table:table-cell office:value-type="string" calcext:value-type="string">
            <text:p>strtold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6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7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8])" office:value-type="float" office:value="92" calcext:value-type="float">
            <text:p>92</text:p>
          </table:table-cell>
          <table:table-cell office:value-type="string" calcext:value-type="string">
            <text:p>_init_sig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9])" office:value-type="float" office:value="92" calcext:value-type="float">
            <text:p>92</text:p>
          </table:table-cell>
          <table:table-cell office:value-type="string" calcext:value-type="string">
            <text:p>_init_signa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0])" office:value-type="float" office:value="92" calcext:value-type="float">
            <text:p>92</text:p>
          </table:table-cell>
          <table:table-cell office:value-type="string" calcext:value-type="string">
            <text:p>_isatty_r</text:p>
          </table:table-cell>
          <table:table-cell/>
        </table:table-row>
        <table:table-row table:style-name="ro2">
          <table:table-cell/>
          <table:table-cell office:value-type="float" office:value="17740" calcext:value-type="float">
            <text:p>177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1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2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3])" office:value-type="float" office:value="92" calcext:value-type="float">
            <text:p>92</text:p>
          </table:table-cell>
          <table:table-cell office:value-type="string" calcext:value-type="string">
            <text:p>strtol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F114])" office:value-type="float" office:value="96" calcext:value-type="float">
            <text:p>96</text:p>
          </table:table-cell>
          <table:table-cell office:value-type="string" calcext:value-type="string">
            <text:p>_fst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F115])" office:value-type="float" office:value="96" calcext:value-type="float">
            <text:p>96</text:p>
          </table:table-cell>
          <table:table-cell office:value-type="string" calcext:value-type="string">
            <text:p>_vf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d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6])" office:value-type="float" office:value="100" calcext:value-type="float">
            <text:p>100</text:p>
          </table:table-cell>
          <table:table-cell office:value-type="string" calcext:value-type="string">
            <text:p>__any_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7])" office:value-type="float" office:value="100" calcext:value-type="float">
            <text:p>100</text:p>
          </table:table-cell>
          <table:table-cell office:value-type="string" calcext:value-type="string">
            <text:p>_fstat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8])" office:value-type="float" office:value="100" calcext:value-type="float">
            <text:p>1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f</text:p>
          </table:table-cell>
        </table:table-row>
        <table:table-row table:style-name="ro2">
          <table:table-cell/>
          <table:table-cell office:value-type="string" calcext:value-type="string">
            <text:p>0002fd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9])" office:value-type="float" office:value="100" calcext:value-type="float">
            <text:p>100</text:p>
          </table:table-cell>
          <table:table-cell office:value-type="string" calcext:value-type="string">
            <text:p>_ki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3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0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9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1])" office:value-type="float" office:value="100" calcext:value-type="float">
            <text:p>100</text:p>
          </table:table-cell>
          <table:table-cell office:value-type="string" calcext:value-type="string">
            <text:p>__trailz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2])" office:value-type="float" office:value="100" calcext:value-type="float">
            <text:p>100</text:p>
          </table:table-cell>
          <table:table-cell office:value-type="string" calcext:value-type="string">
            <text:p>vf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3])" office:value-type="float" office:value="104" calcext:value-type="float">
            <text:p>104</text:p>
          </table:table-cell>
          <table:table-cell office:value-type="string" calcext:value-type="string">
            <text:p>__ascii_mbtow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d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4])" office:value-type="float" office:value="104" calcext:value-type="float">
            <text:p>104</text:p>
          </table:table-cell>
          <table:table-cell office:value-type="string" calcext:value-type="string">
            <text:p>__copybits</text:p>
          </table:table-cell>
          <table:table-cell/>
        </table:table-row>
        <table:table-row table:style-name="ro2">
          <table:table-cell/>
          <table:table-cell office:value-type="float" office:value="16148" calcext:value-type="float">
            <text:p>16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5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float" office:value="16148" calcext:value-type="float">
            <text:p>16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6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string" calcext:value-type="string">
            <text:p>0001f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7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c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8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9])" office:value-type="float" office:value="104" calcext:value-type="float">
            <text:p>104</text:p>
          </table:table-cell>
          <table:table-cell office:value-type="string" calcext:value-type="string">
            <text:p>_strtold_r</text:p>
          </table:table-cell>
          <table:table-cell/>
        </table:table-row>
        <table:table-row table:style-name="ro2">
          <table:table-cell/>
          <table:table-cell table:style-name="ce10" office:value-type="float" office:value="2380000" calcext:value-type="float">
            <text:p>2.38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30])" office:value-type="float" office:value="104" calcext:value-type="float">
            <text:p>104</text:p>
          </table:table-cell>
          <table:table-cell office:value-type="string" calcext:value-type="string">
            <text:p>__ul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c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31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1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2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float" office:value="13184" calcext:value-type="float">
            <text:p>131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3])" office:value-type="float" office:value="108" calcext:value-type="float">
            <text:p>108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float" office:value="22558" calcext:value-type="float">
            <text:p>225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4])" office:value-type="float" office:value="108" calcext:value-type="float">
            <text:p>108</text:p>
          </table:table-cell>
          <table:table-cell office:value-type="string" calcext:value-type="string">
            <text:p>__rv_alloc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5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a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6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1f1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7])" office:value-type="float" office:value="112" calcext:value-type="float">
            <text:p>112</text:p>
          </table:table-cell>
          <table:table-cell office:value-type="string" calcext:value-type="string">
            <text:p>_sprintf_r</text:p>
          </table:table-cell>
          <table:table-cell/>
        </table:table-row>
        <table:table-row table:style-name="ro2">
          <table:table-cell/>
          <table:table-cell office:value-type="float" office:value="10220" calcext:value-type="float">
            <text:p>10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138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F139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b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7c</text:p>
          </table:table-cell>
          <table:table-cell table:formula="of:=HEX2DEC([.F140])" office:value-type="float" office:value="124" calcext:value-type="float">
            <text:p>12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unsdfsi</text:p>
          </table:table-cell>
        </table:table-row>
        <table:table-row table:style-name="ro2">
          <table:table-cell/>
          <table:table-cell office:value-type="string" calcext:value-type="string">
            <text:p>0001f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7c</text:p>
          </table:table-cell>
          <table:table-cell table:formula="of:=HEX2DEC([.F141])" office:value-type="float" office:value="124" calcext:value-type="float">
            <text:p>124</text:p>
          </table:table-cell>
          <table:table-cell office:value-type="string" calcext:value-type="string">
            <text:p>s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b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2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</table:table-row>
        <table:table-row table:style-name="ro2">
          <table:table-cell/>
          <table:table-cell office:value-type="string" calcext:value-type="string">
            <text:p>00026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3])" office:value-type="float" office:value="128" calcext:value-type="float">
            <text:p>128</text:p>
          </table:table-cell>
          <table:table-cell office:value-type="string" calcext:value-type="string">
            <text:p>_mbrtow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4])" office:value-type="float" office:value="128" calcext:value-type="float">
            <text:p>128</text:p>
          </table:table-cell>
          <table:table-cell office:value-type="string" calcext:value-type="string">
            <text:p>setloca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9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5])" office:value-type="float" office:value="128" calcext:value-type="float">
            <text:p>128</text:p>
          </table:table-cell>
          <table:table-cell office:value-type="string" calcext:value-type="string">
            <text:p>_setlocal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146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table:style-name="ce10" office:value-type="float" office:value="1E+230" calcext:value-type="float">
            <text:p>1.00E+2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7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float" office:value="13310" calcext:value-type="float">
            <text:p>133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8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9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3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50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table:style-name="ce10" office:value-type="float" office:value="2.2E+049" calcext:value-type="float">
            <text:p>2.20E+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1])" office:value-type="float" office:value="140" calcext:value-type="float">
            <text:p>140</text:p>
          </table:table-cell>
          <table:table-cell office:value-type="string" calcext:value-type="string">
            <text:p>__hi0bi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1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2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</table:table-row>
        <table:table-row table:style-name="ro2">
          <table:table-cell/>
          <table:table-cell office:value-type="string" calcext:value-type="string">
            <text:p>000360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3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i3</text:p>
          </table:table-cell>
        </table:table-row>
        <table:table-row table:style-name="ro2">
          <table:table-cell/>
          <table:table-cell office:value-type="string" calcext:value-type="string">
            <text:p>00031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4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</table:table-row>
        <table:table-row table:style-name="ro2">
          <table:table-cell/>
          <table:table-cell office:value-type="string" calcext:value-type="string">
            <text:p>00035a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5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tf2</text:p>
          </table:table-cell>
        </table:table-row>
        <table:table-row table:style-name="ro2">
          <table:table-cell/>
          <table:table-cell office:value-type="string" calcext:value-type="string">
            <text:p>0001ff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6])" office:value-type="float" office:value="140" calcext:value-type="float">
            <text:p>140</text:p>
          </table:table-cell>
          <table:table-cell office:value-type="string" calcext:value-type="string">
            <text:p>strlen</text:p>
          </table:table-cell>
          <table:table-cell/>
        </table:table-row>
        <table:table-row table:style-name="ro2">
          <table:table-cell/>
          <table:table-cell office:value-type="float" office:value="10638" calcext:value-type="float">
            <text:p>10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7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float" office:value="10294" calcext:value-type="float">
            <text:p>10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158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159])" office:value-type="float" office:value="144" calcext:value-type="float">
            <text:p>1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unsidf</text:p>
          </table:table-cell>
        </table:table-row>
        <table:table-row table:style-name="ro2">
          <table:table-cell/>
          <table:table-cell office:value-type="string" calcext:value-type="string">
            <text:p>00026f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0])" office:value-type="float" office:value="152" calcext:value-type="float">
            <text:p>152</text:p>
          </table:table-cell>
          <table:table-cell office:value-type="string" calcext:value-type="string">
            <text:p>mbrtowc</text:p>
          </table:table-cell>
          <table:table-cell/>
        </table:table-row>
        <table:table-row table:style-name="ro2">
          <table:table-cell/>
          <table:table-cell office:value-type="float" office:value="26830" calcext:value-type="float">
            <text:p>268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1])" office:value-type="float" office:value="152" calcext:value-type="float">
            <text:p>152</text:p>
          </table:table-cell>
          <table:table-cell office:value-type="string" calcext:value-type="string">
            <text:p>_strtorx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d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2])" office:value-type="float" office:value="152" calcext:value-type="float">
            <text:p>152</text:p>
          </table:table-cell>
          <table:table-cell office:value-type="string" calcext:value-type="string">
            <text:p>sul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F163])" office:value-type="float" office:value="156" calcext:value-type="float">
            <text:p>156</text:p>
          </table:table-cell>
          <table:table-cell office:value-type="string" calcext:value-type="string">
            <text:p>_conv_stat</text:p>
          </table:table-cell>
          <table:table-cell/>
        </table:table-row>
        <table:table-row table:style-name="ro2">
          <table:table-cell/>
          <table:table-cell office:value-type="float" office:value="10328" calcext:value-type="float">
            <text:p>10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F164])" office:value-type="float" office:value="156" calcext:value-type="float">
            <text:p>156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5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string" calcext:value-type="string">
            <text:p>00016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6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float" office:value="16250" calcext:value-type="float">
            <text:p>162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7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float" office:value="16250" calcext:value-type="float">
            <text:p>162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8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string" calcext:value-type="string">
            <text:p>0002a7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69])" office:value-type="float" office:value="164" calcext:value-type="float">
            <text:p>164</text:p>
          </table:table-cell>
          <table:table-cell office:value-type="string" calcext:value-type="string">
            <text:p>strnc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8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70])" office:value-type="float" office:value="164" calcext:value-type="float">
            <text:p>164</text:p>
          </table:table-cell>
          <table:table-cell office:value-type="string" calcext:value-type="string">
            <text:p>strn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6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71])" office:value-type="float" office:value="164" calcext:value-type="float">
            <text:p>164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72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8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73])" office:value-type="float" office:value="168" calcext:value-type="float">
            <text:p>168</text:p>
          </table:table-cell>
          <table:table-cell office:value-type="string" calcext:value-type="string">
            <text:p>_signal_r</text:p>
          </table:table-cell>
          <table:table-cell/>
        </table:table-row>
        <table:table-row table:style-name="ro2">
          <table:table-cell/>
          <table:table-cell office:value-type="float" office:value="13398" calcext:value-type="float">
            <text:p>133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4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c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5])" office:value-type="float" office:value="172" calcext:value-type="float">
            <text:p>172</text:p>
          </table:table-cell>
          <table:table-cell office:value-type="string" calcext:value-type="string">
            <text:p>_mprec_log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5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6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7])" office:value-type="float" office:value="176" calcext:value-type="float">
            <text:p>176</text:p>
          </table:table-cell>
          <table:table-cell office:value-type="string" calcext:value-type="string">
            <text:p>_B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8])" office:value-type="float" office:value="176" calcext:value-type="float">
            <text:p>176</text:p>
          </table:table-cell>
          <table:table-cell office:value-type="string" calcext:value-type="string">
            <text:p>__i2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b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9])" office:value-type="float" office:value="176" calcext:value-type="float">
            <text:p>176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d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F18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c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F181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</table:table-row>
        <table:table-row table:style-name="ro2">
          <table:table-cell/>
          <table:table-cell office:value-type="string" calcext:value-type="string">
            <text:p>000225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82])" office:value-type="float" office:value="184" calcext:value-type="float">
            <text:p>184</text:p>
          </table:table-cell>
          <table:table-cell office:value-type="string" calcext:value-type="string">
            <text:p>__nrv_alloc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a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83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a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4])" office:value-type="float" office:value="192" calcext:value-type="float">
            <text:p>192</text:p>
          </table:table-cell>
          <table:table-cell office:value-type="string" calcext:value-type="string">
            <text:p>rai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5])" office:value-type="float" office:value="192" calcext:value-type="float">
            <text:p>192</text:p>
          </table:table-cell>
          <table:table-cell office:value-type="string" calcext:value-type="string">
            <text:p>_rai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af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6])" office:value-type="float" office:value="192" calcext:value-type="float">
            <text:p>192</text:p>
          </table:table-cell>
          <table:table-cell office:value-type="string" calcext:value-type="string">
            <text:p>__sb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5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7])" office:value-type="float" office:value="192" calcext:value-type="float">
            <text:p>192</text:p>
          </table:table-cell>
          <table:table-cell office:value-type="string" calcext:value-type="string">
            <text:p>__sb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b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F188])" office:value-type="float" office:value="196" calcext:value-type="float">
            <text:p>196</text:p>
          </table:table-cell>
          <table:table-cell office:value-type="string" calcext:value-type="string">
            <text:p>__rat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8</text:p>
          </table:table-cell>
          <table:table-cell table:formula="of:=HEX2DEC([.F189])" office:value-type="float" office:value="200" calcext:value-type="float">
            <text:p>2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di</text:p>
          </table:table-cell>
        </table:table-row>
        <table:table-row table:style-name="ro2">
          <table:table-cell/>
          <table:table-cell office:value-type="float" office:value="33014" calcext:value-type="float">
            <text:p>33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0])" office:value-type="float" office:value="204" calcext:value-type="float">
            <text:p>2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tf2</text:p>
          </table:table-cell>
        </table:table-row>
        <table:table-row table:style-name="ro2">
          <table:table-cell/>
          <table:table-cell office:value-type="float" office:value="33014" calcext:value-type="float">
            <text:p>33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1])" office:value-type="float" office:value="204" calcext:value-type="float">
            <text:p>2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tf2</text:p>
          </table:table-cell>
        </table:table-row>
        <table:table-row table:style-name="ro2">
          <table:table-cell/>
          <table:table-cell office:value-type="string" calcext:value-type="string">
            <text:p>0001f8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2])" office:value-type="float" office:value="204" calcext:value-type="float">
            <text:p>204</text:p>
          </table:table-cell>
          <table:table-cell office:value-type="string" calcext:value-type="string">
            <text:p>memchr</text:p>
          </table:table-cell>
          <table:table-cell/>
        </table:table-row>
        <table:table-row table:style-name="ro2">
          <table:table-cell/>
          <table:table-cell office:value-type="float" office:value="10768" calcext:value-type="float">
            <text:p>107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3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1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4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</table:table-row>
        <table:table-row table:style-name="ro2">
          <table:table-cell/>
          <table:table-cell office:value-type="string" calcext:value-type="string">
            <text:p>00031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5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</table:table-row>
        <table:table-row table:style-name="ro2">
          <table:table-cell/>
          <table:table-cell office:value-type="string" calcext:value-type="string">
            <text:p>00031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6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</table:table-row>
        <table:table-row table:style-name="ro2">
          <table:table-cell/>
          <table:table-cell office:value-type="string" calcext:value-type="string">
            <text:p>00031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7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</table:table-row>
        <table:table-row table:style-name="ro2">
          <table:table-cell/>
          <table:table-cell office:value-type="string" calcext:value-type="string">
            <text:p>0001f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8</text:p>
          </table:table-cell>
          <table:table-cell table:formula="of:=HEX2DEC([.F198])" office:value-type="float" office:value="216" calcext:value-type="float">
            <text:p>216</text:p>
          </table:table-cell>
          <table:table-cell office:value-type="string" calcext:value-type="string">
            <text:p>__subm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8</text:p>
          </table:table-cell>
          <table:table-cell table:formula="of:=HEX2DEC([.F199])" office:value-type="float" office:value="216" calcext:value-type="float">
            <text:p>216</text:p>
          </table:table-cell>
          <table:table-cell office:value-type="string" calcext:value-type="string">
            <text:p>__swhatbu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e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200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F201])" office:value-type="float" office:value="224" calcext:value-type="float">
            <text:p>2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9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F202])" office:value-type="float" office:value="224" calcext:value-type="float">
            <text:p>224</text:p>
          </table:table-cell>
          <table:table-cell office:value-type="string" calcext:value-type="string">
            <text:p>__sigtramp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b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3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a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4])" office:value-type="float" office:value="228" calcext:value-type="float">
            <text:p>228</text:p>
          </table:table-cell>
          <table:table-cell office:value-type="string" calcext:value-type="string">
            <text:p>rshi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7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5])" office:value-type="float" office:value="228" calcext:value-type="float">
            <text:p>228</text:p>
          </table:table-cell>
          <table:table-cell office:value-type="string" calcext:value-type="string">
            <text:p>rshift</text:p>
          </table:table-cell>
          <table:table-cell/>
        </table:table-row>
        <table:table-row table:style-name="ro2">
          <table:table-cell/>
          <table:table-cell office:value-type="float" office:value="22910" calcext:value-type="float">
            <text:p>22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6])" office:value-type="float" office:value="228" calcext:value-type="float">
            <text:p>228</text:p>
          </table:table-cell>
          <table:table-cell office:value-type="string" calcext:value-type="string">
            <text:p>__rshift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c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7])" office:value-type="float" office:value="228" calcext:value-type="float">
            <text:p>228</text:p>
          </table:table-cell>
          <table:table-cell office:value-type="string" calcext:value-type="string">
            <text:p>__sigtra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0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8</text:p>
          </table:table-cell>
          <table:table-cell table:formula="of:=HEX2DEC([.F208])" office:value-type="float" office:value="232" calcext:value-type="float">
            <text:p>232</text:p>
          </table:table-cell>
          <table:table-cell office:value-type="string" calcext:value-type="string">
            <text:p>__sccl</text:p>
          </table:table-cell>
          <table:table-cell/>
        </table:table-row>
        <table:table-row table:style-name="ro2">
          <table:table-cell/>
          <table:table-cell office:value-type="float" office:value="26748" calcext:value-type="float">
            <text:p>267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8</text:p>
          </table:table-cell>
          <table:table-cell table:formula="of:=HEX2DEC([.F209])" office:value-type="float" office:value="232" calcext:value-type="float">
            <text:p>232</text:p>
          </table:table-cell>
          <table:table-cell office:value-type="string" calcext:value-type="string">
            <text:p>ULto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2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0</text:p>
          </table:table-cell>
          <table:table-cell table:formula="of:=HEX2DEC([.F210])" office:value-type="float" office:value="240" calcext:value-type="float">
            <text:p>240</text:p>
          </table:table-cell>
          <table:table-cell office:value-type="string" calcext:value-type="string">
            <text:p>__ssprint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211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b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8</text:p>
          </table:table-cell>
          <table:table-cell table:formula="of:=HEX2DEC([.F212])" office:value-type="float" office:value="248" calcext:value-type="float">
            <text:p>2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tfsi</text:p>
          </table:table-cell>
        </table:table-row>
        <table:table-row table:style-name="ro2">
          <table:table-cell/>
          <table:table-cell office:value-type="string" calcext:value-type="string">
            <text:p>00022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213])" office:value-type="float" office:value="260" calcext:value-type="float">
            <text:p>260</text:p>
          </table:table-cell>
          <table:table-cell office:value-type="string" calcext:value-type="string">
            <text:p>__lo0bits</text:p>
          </table:table-cell>
          <table:table-cell/>
        </table:table-row>
        <table:table-row table:style-name="ro2">
          <table:table-cell/>
          <table:table-cell office:value-type="float" office:value="10954" calcext:value-type="float">
            <text:p>109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214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3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5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7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6])" office:value-type="float" office:value="264" calcext:value-type="float">
            <text:p>264</text:p>
          </table:table-cell>
          <table:table-cell office:value-type="string" calcext:value-type="string">
            <text:p>incr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7])" office:value-type="float" office:value="264" calcext:value-type="float">
            <text:p>264</text:p>
          </table:table-cell>
          <table:table-cell office:value-type="string" calcext:value-type="string">
            <text:p>_ldche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3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8])" office:value-type="float" office:value="264" calcext:value-type="float">
            <text:p>264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219])" office:value-type="float" office:value="268" calcext:value-type="float">
            <text:p>268</text:p>
          </table:table-cell>
          <table:table-cell office:value-type="string" calcext:value-type="string">
            <text:p>set_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220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string" calcext:value-type="string">
            <text:p>000131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4</text:p>
          </table:table-cell>
          <table:table-cell table:formula="of:=HEX2DEC([.F221])" office:value-type="float" office:value="276" calcext:value-type="float">
            <text:p>276</text:p>
          </table:table-cell>
          <table:table-cell office:value-type="string" calcext:value-type="string">
            <text:p>powf</text:p>
          </table:table-cell>
          <table:table-cell/>
        </table:table-row>
        <table:table-row table:style-name="ro2">
          <table:table-cell/>
          <table:table-cell office:value-type="float" office:value="10834" calcext:value-type="float">
            <text:p>10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222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table:style-name="ce10" office:value-type="float" office:value="330" calcext:value-type="float">
            <text:p>3.30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3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tf2</text:p>
          </table:table-cell>
        </table:table-row>
        <table:table-row table:style-name="ro2">
          <table:table-cell/>
          <table:table-cell table:style-name="ce10" office:value-type="float" office:value="330" calcext:value-type="float">
            <text:p>3.30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4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tf2</text:p>
          </table:table-cell>
        </table:table-row>
        <table:table-row table:style-name="ro2">
          <table:table-cell/>
          <table:table-cell office:value-type="float" office:value="33200" calcext:value-type="float">
            <text:p>33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5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tf2</text:p>
          </table:table-cell>
        </table:table-row>
        <table:table-row table:style-name="ro2">
          <table:table-cell/>
          <table:table-cell office:value-type="float" office:value="33200" calcext:value-type="float">
            <text:p>33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6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tf2</text:p>
          </table:table-cell>
        </table:table-row>
        <table:table-row table:style-name="ro2">
          <table:table-cell/>
          <table:table-cell office:value-type="string" calcext:value-type="string">
            <text:p>00017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7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d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8])" office:value-type="float" office:value="296" calcext:value-type="float">
            <text:p>296</text:p>
          </table:table-cell>
          <table:table-cell office:value-type="string" calcext:value-type="string">
            <text:p>memmov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4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9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9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F230])" office:value-type="float" office:value="300" calcext:value-type="float">
            <text:p>300</text:p>
          </table:table-cell>
          <table:table-cell office:value-type="string" calcext:value-type="string">
            <text:p>__b2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4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F231])" office:value-type="float" office:value="300" calcext:value-type="float">
            <text:p>300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2f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232])" office:value-type="float" office:value="304" calcext:value-type="float">
            <text:p>304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3c</text:p>
          </table:table-cell>
          <table:table-cell table:formula="of:=HEX2DEC([.F233])" office:value-type="float" office:value="316" calcext:value-type="float">
            <text:p>316</text:p>
          </table:table-cell>
          <table:table-cell office:value-type="string" calcext:value-type="string">
            <text:p>__s2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8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F234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f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F235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</table:table-row>
        <table:table-row table:style-name="ro2">
          <table:table-cell/>
          <table:table-cell office:value-type="string" calcext:value-type="string">
            <text:p>00014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F236])" office:value-type="float" office:value="328" calcext:value-type="float">
            <text:p>328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c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F237])" office:value-type="float" office:value="332" calcext:value-type="float">
            <text:p>3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tf</text:p>
          </table:table-cell>
        </table:table-row>
        <table:table-row table:style-name="ro2">
          <table:table-cell/>
          <table:table-cell office:value-type="string" calcext:value-type="string">
            <text:p>00023a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50</text:p>
          </table:table-cell>
          <table:table-cell table:formula="of:=HEX2DEC([.F238])" office:value-type="float" office:value="336" calcext:value-type="float">
            <text:p>336</text:p>
          </table:table-cell>
          <table:table-cell office:value-type="string" calcext:value-type="string">
            <text:p>__d2b</text:p>
          </table:table-cell>
          <table:table-cell/>
        </table:table-row>
        <table:table-row table:style-name="ro2">
          <table:table-cell/>
          <table:table-cell office:value-type="float" office:value="13444" calcext:value-type="float">
            <text:p>134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5c</text:p>
          </table:table-cell>
          <table:table-cell table:formula="of:=HEX2DEC([.F239])" office:value-type="float" office:value="348" calcext:value-type="float">
            <text:p>348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float" office:value="23354" calcext:value-type="float">
            <text:p>233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8</text:p>
          </table:table-cell>
          <table:table-cell table:formula="of:=HEX2DEC([.F240])" office:value-type="float" office:value="360" calcext:value-type="float">
            <text:p>360</text:p>
          </table:table-cell>
          <table:table-cell office:value-type="string" calcext:value-type="string">
            <text:p>__pow5mult</text:p>
          </table:table-cell>
          <table:table-cell/>
        </table:table-row>
        <table:table-row table:style-name="ro2">
          <table:table-cell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F241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F242])" office:value-type="float" office:value="364" calcext:value-type="float">
            <text:p>364</text:p>
          </table:table-cell>
          <table:table-cell office:value-type="string" calcext:value-type="string">
            <text:p>__multad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4e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74</text:p>
          </table:table-cell>
          <table:table-cell table:formula="of:=HEX2DEC([.F243])" office:value-type="float" office:value="372" calcext:value-type="float">
            <text:p>372</text:p>
          </table:table-cell>
          <table:table-cell office:value-type="string" calcext:value-type="string">
            <text:p>__smakebu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6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4])" office:value-type="float" office:value="380" calcext:value-type="float">
            <text:p>380</text:p>
          </table:table-cell>
          <table:table-cell office:value-type="string" calcext:value-type="string">
            <text:p>__ssputs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5])" office:value-type="float" office:value="380" calcext:value-type="float">
            <text:p>380</text:p>
          </table:table-cell>
          <table:table-cell office:value-type="string" calcext:value-type="string">
            <text:p>strc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6])" office:value-type="float" office:value="380" calcext:value-type="float">
            <text:p>380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float" office:value="20134" calcext:value-type="float">
            <text:p>201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247])" office:value-type="float" office:value="388" calcext:value-type="float">
            <text:p>388</text:p>
          </table:table-cell>
          <table:table-cell office:value-type="string" calcext:value-type="string">
            <text:p>frex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a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8</text:p>
          </table:table-cell>
          <table:table-cell table:formula="of:=HEX2DEC([.F248])" office:value-type="float" office:value="392" calcext:value-type="float">
            <text:p>392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4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8c</text:p>
          </table:table-cell>
          <table:table-cell table:formula="of:=HEX2DEC([.F249])" office:value-type="float" office:value="396" calcext:value-type="float">
            <text:p>396</text:p>
          </table:table-cell>
          <table:table-cell office:value-type="string" calcext:value-type="string">
            <text:p>__lshift</text:p>
          </table:table-cell>
          <table:table-cell/>
        </table:table-row>
        <table:table-row table:style-name="ro2">
          <table:table-cell/>
          <table:table-cell office:value-type="float" office:value="11068" calcext:value-type="float">
            <text:p>110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8c</text:p>
          </table:table-cell>
          <table:table-cell table:formula="of:=HEX2DEC([.F250])" office:value-type="float" office:value="396" calcext:value-type="float">
            <text:p>396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98</text:p>
          </table:table-cell>
          <table:table-cell table:formula="of:=HEX2DEC([.F251])" office:value-type="float" office:value="408" calcext:value-type="float">
            <text:p>408</text:p>
          </table:table-cell>
          <table:table-cell office:value-type="string" calcext:value-type="string">
            <text:p>strtof_l</text:p>
          </table:table-cell>
          <table:table-cell/>
        </table:table-row>
        <table:table-row table:style-name="ro2">
          <table:table-cell/>
          <table:table-cell table:style-name="ce10" office:value-type="float" office:value="120000" calcext:value-type="float">
            <text:p>1.20E+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9c</text:p>
          </table:table-cell>
          <table:table-cell table:formula="of:=HEX2DEC([.F252])" office:value-type="float" office:value="412" calcext:value-type="float">
            <text:p>412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6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4</text:p>
          </table:table-cell>
          <table:table-cell table:formula="of:=HEX2DEC([.F253])" office:value-type="float" office:value="420" calcext:value-type="float">
            <text:p>420</text:p>
          </table:table-cell>
          <table:table-cell office:value-type="string" calcext:value-type="string">
            <text:p>__swsetup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4])" office:value-type="float" office:value="432" calcext:value-type="float">
            <text:p>432</text:p>
          </table:table-cell>
          <table:table-cell office:value-type="string" calcext:value-type="string">
            <text:p>_callo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f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5])" office:value-type="float" office:value="432" calcext:value-type="float">
            <text:p>432</text:p>
          </table:table-cell>
          <table:table-cell office:value-type="string" calcext:value-type="string">
            <text:p>strt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1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6])" office:value-type="float" office:value="432" calcext:value-type="float">
            <text:p>432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4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c</text:p>
          </table:table-cell>
          <table:table-cell table:formula="of:=HEX2DEC([.F257])" office:value-type="float" office:value="444" calcext:value-type="float">
            <text:p>444</text:p>
          </table:table-cell>
          <table:table-cell office:value-type="string" calcext:value-type="string">
            <text:p>_unget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6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F258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4</text:p>
          </table:table-cell>
          <table:table-cell table:formula="of:=HEX2DEC([.F259])" office:value-type="float" office:value="452" calcext:value-type="float">
            <text:p>452</text:p>
          </table:table-cell>
          <table:table-cell office:value-type="string" calcext:value-type="string">
            <text:p>__srefi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b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dc</text:p>
          </table:table-cell>
          <table:table-cell table:formula="of:=HEX2DEC([.F260])" office:value-type="float" office:value="476" calcext:value-type="float">
            <text:p>476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table:style-name="ce10" office:value-type="float" office:value="11700000000" calcext:value-type="float">
            <text:p>1.17E+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0</text:p>
          </table:table-cell>
          <table:table-cell table:formula="of:=HEX2DEC([.F261])" office:value-type="float" office:value="480" calcext:value-type="float">
            <text:p>480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table:style-name="ce10" office:value-type="float" office:value="3.2E+025" calcext:value-type="float">
            <text:p>3.20E+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F262])" office:value-type="float" office:value="496" calcext:value-type="float">
            <text:p>49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didf</text:p>
          </table:table-cell>
        </table:table-row>
        <table:table-row table:style-name="ro2">
          <table:table-cell/>
          <table:table-cell office:value-type="string" calcext:value-type="string">
            <text:p>00010c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0</text:p>
          </table:table-cell>
          <table:table-cell table:formula="of:=HEX2DEC([.F263])" office:value-type="float" office:value="512" calcext:value-type="float">
            <text:p>512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d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264])" office:value-type="float" office:value="516" calcext:value-type="float">
            <text:p>5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dftf2</text:p>
          </table:table-cell>
        </table:table-row>
        <table:table-row table:style-name="ro2">
          <table:table-cell/>
          <table:table-cell office:value-type="string" calcext:value-type="string">
            <text:p>000236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44</text:p>
          </table:table-cell>
          <table:table-cell table:formula="of:=HEX2DEC([.F265])" office:value-type="float" office:value="580" calcext:value-type="float">
            <text:p>580</text:p>
          </table:table-cell>
          <table:table-cell office:value-type="string" calcext:value-type="string">
            <text:p>__mdiff</text:p>
          </table:table-cell>
          <table:table-cell/>
        </table:table-row>
        <table:table-row table:style-name="ro2">
          <table:table-cell/>
          <table:table-cell office:value-type="float" office:value="26360" calcext:value-type="float">
            <text:p>26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F266])" office:value-type="float" office:value="596" calcext:value-type="float">
            <text:p>596</text:p>
          </table:table-cell>
          <table:table-cell office:value-type="string" calcext:value-type="string">
            <text:p>_strtou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f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F267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64</text:p>
          </table:table-cell>
          <table:table-cell table:formula="of:=HEX2DEC([.F268])" office:value-type="float" office:value="612" calcext:value-type="float">
            <text:p>612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70</text:p>
          </table:table-cell>
          <table:table-cell table:formula="of:=HEX2DEC([.F269])" office:value-type="float" office:value="624" calcext:value-type="float">
            <text:p>624</text:p>
          </table:table-cell>
          <table:table-cell office:value-type="string" calcext:value-type="string">
            <text:p>__hexn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0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74</text:p>
          </table:table-cell>
          <table:table-cell table:formula="of:=HEX2DEC([.F270])" office:value-type="float" office:value="628" calcext:value-type="float">
            <text:p>628</text:p>
          </table:table-cell>
          <table:table-cell office:value-type="string" calcext:value-type="string">
            <text:p>_strtol_l.isra.0</text:p>
          </table:table-cell>
          <table:table-cell/>
        </table:table-row>
        <table:table-row table:style-name="ro2">
          <table:table-cell/>
          <table:table-cell office:value-type="float" office:value="22694" calcext:value-type="float">
            <text:p>22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7c</text:p>
          </table:table-cell>
          <table:table-cell table:formula="of:=HEX2DEC([.F271])" office:value-type="float" office:value="636" calcext:value-type="float">
            <text:p>636</text:p>
          </table:table-cell>
          <table:table-cell office:value-type="string" calcext:value-type="string">
            <text:p>__quorem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8</text:p>
          </table:table-cell>
          <table:table-cell table:formula="of:=HEX2DEC([.F272])" office:value-type="float" office:value="648" calcext:value-type="float">
            <text:p>648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9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0</text:p>
          </table:table-cell>
          <table:table-cell table:formula="of:=HEX2DEC([.F273])" office:value-type="float" office:value="672" calcext:value-type="float">
            <text:p>672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2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4</text:p>
          </table:table-cell>
          <table:table-cell table:formula="of:=HEX2DEC([.F274])" office:value-type="float" office:value="676" calcext:value-type="float">
            <text:p>676</text:p>
          </table:table-cell>
          <table:table-cell office:value-type="string" calcext:value-type="string">
            <text:p>_ldtoa_r</text:p>
          </table:table-cell>
          <table:table-cell/>
        </table:table-row>
        <table:table-row table:style-name="ro2">
          <table:table-cell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c</text:p>
          </table:table-cell>
          <table:table-cell table:formula="of:=HEX2DEC([.F275])" office:value-type="float" office:value="684" calcext:value-type="float">
            <text:p>684</text:p>
          </table:table-cell>
          <table:table-cell office:value-type="string" calcext:value-type="string">
            <text:p>_frea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4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c8</text:p>
          </table:table-cell>
          <table:table-cell table:formula="of:=HEX2DEC([.F276])" office:value-type="float" office:value="712" calcext:value-type="float">
            <text:p>71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float" office:value="23088" calcext:value-type="float">
            <text:p>23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cc</text:p>
          </table:table-cell>
          <table:table-cell table:formula="of:=HEX2DEC([.F277])" office:value-type="float" office:value="716" calcext:value-type="float">
            <text:p>716</text:p>
          </table:table-cell>
          <table:table-cell office:value-type="string" calcext:value-type="string">
            <text:p>__multipl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8c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e4</text:p>
          </table:table-cell>
          <table:table-cell table:formula="of:=HEX2DEC([.F278])" office:value-type="float" office:value="740" calcext:value-type="float">
            <text:p>740</text:p>
          </table:table-cell>
          <table:table-cell office:value-type="string" calcext:value-type="string">
            <text:p>_strtol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e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e8</text:p>
          </table:table-cell>
          <table:table-cell table:formula="of:=HEX2DEC([.F279])" office:value-type="float" office:value="744" calcext:value-type="float">
            <text:p>744</text:p>
          </table:table-cell>
          <table:table-cell office:value-type="string" calcext:value-type="string">
            <text:p>_strtoul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a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280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2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281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string" calcext:value-type="string">
            <text:p>00015d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282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15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283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b8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284])" office:value-type="float" office:value="1072" calcext:value-type="float">
            <text:p>1072</text:p>
          </table:table-cell>
          <table:table-cell office:value-type="string" calcext:value-type="string">
            <text:p>rvOK.constprop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6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285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14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cc</text:p>
          </table:table-cell>
          <table:table-cell table:formula="of:=HEX2DEC([.F286])" office:value-type="float" office:value="1228" calcext:value-type="float">
            <text:p>1228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float" office:value="30650" calcext:value-type="float">
            <text:p>30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d0</text:p>
          </table:table-cell>
          <table:table-cell table:formula="of:=HEX2DEC([.F287])" office:value-type="float" office:value="1232" calcext:value-type="float">
            <text:p>12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di3</text:p>
          </table:table-cell>
        </table:table-row>
        <table:table-row table:style-name="ro2">
          <table:table-cell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e8</text:p>
          </table:table-cell>
          <table:table-cell table:formula="of:=HEX2DEC([.F288])" office:value-type="float" office:value="1256" calcext:value-type="float">
            <text:p>1256</text:p>
          </table:table-cell>
          <table:table-cell office:value-type="string" calcext:value-type="string">
            <text:p>__sfvwrite_r</text:p>
          </table:table-cell>
          <table:table-cell/>
        </table:table-row>
        <table:table-row table:style-name="ro2">
          <table:table-cell/>
          <table:table-cell table:style-name="ce10" office:value-type="float" office:value="2.3E+019" calcext:value-type="float">
            <text:p>2.30E+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5bc</text:p>
          </table:table-cell>
          <table:table-cell table:formula="of:=HEX2DEC([.F289])" office:value-type="float" office:value="1468" calcext:value-type="float">
            <text:p>1468</text:p>
          </table:table-cell>
          <table:table-cell office:value-type="string" calcext:value-type="string">
            <text:p>_realloc_r</text:p>
          </table:table-cell>
          <table:table-cell/>
        </table:table-row>
        <table:table-row table:style-name="ro2">
          <table:table-cell/>
          <table:table-cell office:value-type="float" office:value="30088" calcext:value-type="float">
            <text:p>30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5c8</text:p>
          </table:table-cell>
          <table:table-cell table:formula="of:=HEX2DEC([.F290])" office:value-type="float" office:value="1480" calcext:value-type="float">
            <text:p>14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di3</text:p>
          </table:table-cell>
        </table:table-row>
        <table:table-row table:style-name="ro2">
          <table:table-cell/>
          <table:table-cell office:value-type="string" calcext:value-type="string">
            <text:p>00031c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formula="of:=HEX2DEC([.F291])" office:value-type="float" office:value="1716" calcext:value-type="float">
            <text:p>17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f3</text:p>
          </table:table-cell>
        </table:table-row>
        <table:table-row table:style-name="ro2">
          <table:table-cell/>
          <table:table-cell office:value-type="string" calcext:value-type="string">
            <text:p>00030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formula="of:=HEX2DEC([.F292])" office:value-type="float" office:value="1920" calcext:value-type="float">
            <text:p>192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df3</text:p>
          </table:table-cell>
        </table:table-row>
        <table:table-row table:style-name="ro2">
          <table:table-cell/>
          <table:table-cell office:value-type="float" office:value="32344" calcext:value-type="float">
            <text:p>323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formula="of:=HEX2DEC([.F293])" office:value-type="float" office:value="1936" calcext:value-type="float">
            <text:p>19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df3</text:p>
          </table:table-cell>
        </table:table-row>
        <table:table-row table:style-name="ro2">
          <table:table-cell/>
          <table:table-cell office:value-type="string" calcext:value-type="string">
            <text:p>00031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formula="of:=HEX2DEC([.F294])" office:value-type="float" office:value="1988" calcext:value-type="float">
            <text:p>19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df3</text:p>
          </table:table-cell>
        </table:table-row>
        <table:table-row table:style-name="ro2">
          <table:table-cell/>
          <table:table-cell office:value-type="string" calcext:value-type="string">
            <text:p>00016d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F295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8c0</text:p>
          </table:table-cell>
          <table:table-cell table:formula="of:=HEX2DEC([.F296])" office:value-type="float" office:value="2240" calcext:value-type="float">
            <text:p>2240</text:p>
          </table:table-cell>
          <table:table-cell office:value-type="string" calcext:value-type="string">
            <text:p>__gethe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f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a84</text:p>
          </table:table-cell>
          <table:table-cell table:formula="of:=HEX2DEC([.F297])" office:value-type="float" office:value="2692" calcext:value-type="float">
            <text:p>2692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c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c4</text:p>
          </table:table-cell>
          <table:table-cell table:formula="of:=HEX2DEC([.F298])" office:value-type="float" office:value="3012" calcext:value-type="float">
            <text:p>3012</text:p>
          </table:table-cell>
          <table:table-cell office:value-type="string" calcext:value-type="string">
            <text:p>__ieee754_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14</text:p>
          </table:table-cell>
          <table:table-cell table:formula="of:=HEX2DEC([.F299])" office:value-type="float" office:value="3860" calcext:value-type="float">
            <text:p>3860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/>
          <table:table-cell office:value-type="float" office:value="33320" calcext:value-type="float">
            <text:p>333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3ac</text:p>
          </table:table-cell>
          <table:table-cell table:formula="of:=HEX2DEC([.F300])" office:value-type="float" office:value="5036" calcext:value-type="float">
            <text:p>50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tf3</text:p>
          </table:table-cell>
        </table:table-row>
        <table:table-row table:style-name="ro2">
          <table:table-cell/>
          <table:table-cell office:value-type="string" calcext:value-type="string">
            <text:p>00034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3e4</text:p>
          </table:table-cell>
          <table:table-cell table:formula="of:=HEX2DEC([.F301])" office:value-type="float" office:value="5092" calcext:value-type="float">
            <text:p>509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tf3</text:p>
          </table:table-cell>
        </table:table-row>
        <table:table-row table:style-name="ro2">
          <table:table-cell/>
          <table:table-cell office:value-type="string" calcext:value-type="string">
            <text:p>0002e0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470</text:p>
          </table:table-cell>
          <table:table-cell table:formula="of:=HEX2DEC([.F302])" office:value-type="float" office:value="5232" calcext:value-type="float">
            <text:p>5232</text:p>
          </table:table-cell>
          <table:table-cell office:value-type="string" calcext:value-type="string">
            <text:p>_vfiprint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4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8b8</text:p>
          </table:table-cell>
          <table:table-cell table:formula="of:=HEX2DEC([.F303])" office:value-type="float" office:value="6328" calcext:value-type="float">
            <text:p>6328</text:p>
          </table:table-cell>
          <table:table-cell office:value-type="string" calcext:value-type="string">
            <text:p>_strtod_l</text:p>
          </table:table-cell>
          <table:table-cell/>
        </table:table-row>
        <table:table-row table:style-name="ro2">
          <table:table-cell/>
          <table:table-cell office:value-type="float" office:value="20664" calcext:value-type="float">
            <text:p>206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ed0</text:p>
          </table:table-cell>
          <table:table-cell table:formula="of:=HEX2DEC([.F304])" office:value-type="float" office:value="7888" calcext:value-type="float">
            <text:p>7888</text:p>
          </table:table-cell>
          <table:table-cell office:value-type="string" calcext:value-type="string">
            <text:p>__gdto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e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21d4</text:p>
          </table:table-cell>
          <table:table-cell table:formula="of:=HEX2DEC([.F305])" office:value-type="float" office:value="8660" calcext:value-type="float">
            <text:p>8660</text:p>
          </table:table-cell>
          <table:table-cell office:value-type="string" calcext:value-type="string">
            <text:p>_strtodg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b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2e18</text:p>
          </table:table-cell>
          <table:table-cell table:formula="of:=HEX2DEC([.F306])" office:value-type="float" office:value="11800" calcext:value-type="float">
            <text:p>11800</text:p>
          </table:table-cell>
          <table:table-cell office:value-type="string" calcext:value-type="string">
            <text:p>__svf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c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3260</text:p>
          </table:table-cell>
          <table:table-cell table:formula="of:=HEX2DEC([.F307])" office:value-type="float" office:value="12896" calcext:value-type="float">
            <text:p>12896</text:p>
          </table:table-cell>
          <table:table-cell office:value-type="string" calcext:value-type="string">
            <text:p>_vfprintf_r</text:p>
          </table:table-cell>
          <table:table-cell/>
        </table:table-row>
        <table:table-row table:style-name="ro2">
          <table:table-cell/>
          <table:table-cell office:value-type="float" office:value="27054" calcext:value-type="float">
            <text:p>270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3288</text:p>
          </table:table-cell>
          <table:table-cell table:formula="of:=HEX2DEC([.F308])" office:value-type="float" office:value="12936" calcext:value-type="float">
            <text:p>12936</text:p>
          </table:table-cell>
          <table:table-cell office:value-type="string" calcext:value-type="string">
            <text:p>_svfprintf_r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8" table:formula="of:=SUM([.G2:.G308])" office:value-type="float" office:value="157844" calcext:value-type="float">
            <text:p>157844</text:p>
          </table:table-cell>
          <table:table-cell table:number-columns-repeated="2"/>
        </table:table-row>
      </table:table>
      <table:table table:name="ndebug no print float-only" table:style-name="ta1"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hdr1</text:p>
          </table:table-cell>
          <table:table-cell office:value-type="string" calcext:value-type="string">
            <text:p>hdr2</text:p>
          </table:table-cell>
          <table:table-cell office:value-type="string" calcext:value-type="string">
            <text:p>hdr3</text:p>
          </table:table-cell>
          <table:table-cell office:value-type="string" calcext:value-type="string">
            <text:p>hdr4</text:p>
          </table:table-cell>
          <table:table-cell table:style-name="Default" office:value-type="string" calcext:value-type="string">
            <text:p>hdr5</text:p>
          </table:table-cell>
          <table:table-cell office:value-type="string" calcext:value-type="string">
            <text:p>hdr6</text:p>
          </table:table-cell>
          <table:table-cell office:value-type="string" calcext:value-type="string">
            <text:p>hdr7</text:p>
          </table:table-cell>
          <table:table-cell office:value-type="string" calcext:value-type="string">
            <text:p>hdr8</text:p>
          </table:table-cell>
        </table:table-row>
        <table:table-row table:style-name="ro2">
          <table:table-cell/>
          <table:table-cell office:value-type="string" calcext:value-type="string">
            <text:p>00022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3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4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5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6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float" office:value="20190" calcext:value-type="float">
            <text:p>20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lock</text:p>
          </table:table-cell>
          <table:table-cell office:value-type="string" calcext:value-type="string">
            <text:p>00000004</text:p>
          </table:table-cell>
          <table:table-cell table:formula="of:=HEX2DEC([.F9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float" office:value="27580" calcext:value-type="float">
            <text:p>27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unlock</text:p>
          </table:table-cell>
          <table:table-cell office:value-type="string" calcext:value-type="string">
            <text:p>00000004</text:p>
          </table:table-cell>
          <table:table-cell table:formula="of:=HEX2DEC([.F10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acquire</text:p>
          </table:table-cell>
          <table:table-cell office:value-type="string" calcext:value-type="string">
            <text:p>00000004</text:p>
          </table:table-cell>
          <table:table-cell table:formula="of:=HEX2DEC([.F11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release</text:p>
          </table:table-cell>
          <table:table-cell office:value-type="string" calcext:value-type="string">
            <text:p>00000004</text:p>
          </table:table-cell>
          <table:table-cell table:formula="of:=HEX2DEC([.F12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3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</text:p>
          </table:table-cell>
          <table:table-cell office:value-type="string" calcext:value-type="string">
            <text:p>00000008</text:p>
          </table:table-cell>
          <table:table-cell table:formula="of:=HEX2DEC([.F14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e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</text:p>
          </table:table-cell>
          <table:table-cell office:value-type="string" calcext:value-type="string">
            <text:p>00000008</text:p>
          </table:table-cell>
          <table:table-cell table:formula="of:=HEX2DEC([.F15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0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close</text:p>
          </table:table-cell>
          <table:table-cell office:value-type="string" calcext:value-type="string">
            <text:p>00000008</text:p>
          </table:table-cell>
          <table:table-cell table:formula="of:=HEX2DEC([.F16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f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eofread</text:p>
          </table:table-cell>
          <table:table-cell office:value-type="string" calcext:value-type="string">
            <text:p>00000008</text:p>
          </table:table-cell>
          <table:table-cell table:formula="of:=HEX2DEC([.F17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table:style-name="ce10" office:value-type="float" office:value="2750000" calcext:value-type="float">
            <text:p>2.75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errno</text:p>
          </table:table-cell>
          <table:table-cell table:style-name="Default" office:value-type="string" calcext:value-type="string">
            <text:p>0000000c</text:p>
          </table:table-cell>
          <table:table-cell table:formula="of:=HEX2DEC([.F18])" office:value-type="float" office:value="12" calcext:value-type="float">
            <text:p>12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float" office:value="26274" calcext:value-type="float">
            <text:p>262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absf</text:p>
          </table:table-cell>
          <table:table-cell table:style-name="Default" office:value-type="string" calcext:value-type="string">
            <text:p>0000000c</text:p>
          </table:table-cell>
          <table:table-cell table:formula="of:=HEX2DEC([.F19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1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oflowf</text:p>
          </table:table-cell>
          <table:table-cell table:style-name="Default" office:value-type="string" calcext:value-type="string">
            <text:p>0000000c</text:p>
          </table:table-cell>
          <table:table-cell table:formula="of:=HEX2DEC([.F20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f</text:p>
          </table:table-cell>
        </table:table-row>
        <table:table-row table:style-name="ro2">
          <table:table-cell/>
          <table:table-cell office:value-type="string" calcext:value-type="string">
            <text:p>000261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uflowf</text:p>
          </table:table-cell>
          <table:table-cell table:style-name="Default" office:value-type="string" calcext:value-type="string">
            <text:p>0000000c</text:p>
          </table:table-cell>
          <table:table-cell table:formula="of:=HEX2DEC([.F21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f</text:p>
          </table:table-cell>
        </table:table-row>
        <table:table-row table:style-name="ro2">
          <table:table-cell/>
          <table:table-cell office:value-type="float" office:value="24224" calcext:value-type="float">
            <text:p>24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22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string" calcext:value-type="string">
            <text:p>000284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close</text:p>
          </table:table-cell>
          <table:table-cell office:value-type="string" calcext:value-type="string">
            <text:p>00000010</text:p>
          </table:table-cell>
          <table:table-cell table:formula="of:=HEX2DEC([.F23])" office:value-type="float" office:value="16" calcext:value-type="float">
            <text:p>16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ree</text:p>
          </table:table-cell>
          <table:table-cell office:value-type="string" calcext:value-type="string">
            <text:p>00000010</text:p>
          </table:table-cell>
          <table:table-cell table:formula="of:=HEX2DEC([.F24])" office:value-type="float" office:value="16" calcext:value-type="float">
            <text:p>16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alloc</text:p>
          </table:table-cell>
          <table:table-cell office:value-type="string" calcext:value-type="string">
            <text:p>00000010</text:p>
          </table:table-cell>
          <table:table-cell table:formula="of:=HEX2DEC([.F25])" office:value-type="float" office:value="16" calcext:value-type="float">
            <text:p>16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9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initef</text:p>
          </table:table-cell>
          <table:table-cell office:value-type="string" calcext:value-type="string">
            <text:p>00000014</text:p>
          </table:table-cell>
          <table:table-cell table:formula="of:=HEX2DEC([.F26])" office:value-type="float" office:value="20" calcext:value-type="float">
            <text:p>20</text:p>
          </table:table-cell>
          <table:table-cell office:value-type="string" calcext:value-type="string">
            <text:p>finite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_all</text:p>
          </table:table-cell>
          <table:table-cell office:value-type="string" calcext:value-type="string">
            <text:p>00000018</text:p>
          </table:table-cell>
          <table:table-cell table:formula="of:=HEX2DEC([.F27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_all</text:p>
          </table:table-cell>
          <table:table-cell office:value-type="string" calcext:value-type="string">
            <text:p>00000018</text:p>
          </table:table-cell>
          <table:table-cell table:formula="of:=HEX2DEC([.F28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artup</text:p>
          </table:table-cell>
          <table:table-cell office:value-type="string" calcext:value-type="string">
            <text:p>00000018</text:p>
          </table:table-cell>
          <table:table-cell table:formula="of:=HEX2DEC([.F29])" office:value-type="float" office:value="24" calcext:value-type="float">
            <text:p>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5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dio_exit_handler</text:p>
          </table:table-cell>
          <table:table-cell table:style-name="Default" office:value-type="string" calcext:value-type="string">
            <text:p>0000001c</text:p>
          </table:table-cell>
          <table:table-cell table:formula="of:=HEX2DEC([.F3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31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3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string" calcext:value-type="string">
            <text:p>00027e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init</text:p>
          </table:table-cell>
          <table:table-cell office:value-type="string" calcext:value-type="string">
            <text:p>00000028</text:p>
          </table:table-cell>
          <table:table-cell table:formula="of:=HEX2DEC([.F33])" office:value-type="float" office:value="40" calcext:value-type="float">
            <text:p>40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float" office:value="24258" calcext:value-type="float">
            <text:p>24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34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float" office:value="26134" calcext:value-type="float">
            <text:p>26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with_errnof</text:p>
          </table:table-cell>
          <table:table-cell office:value-type="string" calcext:value-type="string">
            <text:p>00000038</text:p>
          </table:table-cell>
          <table:table-cell table:formula="of:=HEX2DEC([.F35])" office:value-type="float" office:value="56" calcext:value-type="float">
            <text:p>56</text:p>
          </table:table-cell>
          <table:table-cell office:value-type="string" calcext:value-type="string">
            <text:p>with_errn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f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36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float" office:value="20470" calcext:value-type="float">
            <text:p>20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37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16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xflowf</text:p>
          </table:table-cell>
          <table:table-cell office:value-type="string" calcext:value-type="string">
            <text:p>00000040</text:p>
          </table:table-cell>
          <table:table-cell table:formula="of:=HEX2DEC([.F38])" office:value-type="float" office:value="64" calcext:value-type="float">
            <text:p>64</text:p>
          </table:table-cell>
          <table:table-cell office:value-type="string" calcext:value-type="string">
            <text:p>xfl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7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</text:p>
          </table:table-cell>
          <table:table-cell office:value-type="string" calcext:value-type="string">
            <text:p>00000044</text:p>
          </table:table-cell>
          <table:table-cell table:formula="of:=HEX2DEC([.F39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float" office:value="28820" calcext:value-type="float">
            <text:p>288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</text:p>
          </table:table-cell>
          <table:table-cell office:value-type="string" calcext:value-type="string">
            <text:p>00000044</text:p>
          </table:table-cell>
          <table:table-cell table:formula="of:=HEX2DEC([.F40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float" office:value="28864" calcext:value-type="float">
            <text:p>288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</text:p>
          </table:table-cell>
          <table:table-cell office:value-type="string" calcext:value-type="string">
            <text:p>00000044</text:p>
          </table:table-cell>
          <table:table-cell table:formula="of:=HEX2DEC([.F41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float" office:value="28924" calcext:value-type="float">
            <text:p>289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</text:p>
          </table:table-cell>
          <table:table-cell office:value-type="string" calcext:value-type="string">
            <text:p>00000044</text:p>
          </table:table-cell>
          <table:table-cell table:formula="of:=HEX2DEC([.F42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241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4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float" office:value="24288" calcext:value-type="float">
            <text:p>24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45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string" calcext:value-type="string">
            <text:p>000261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divzerof</text:p>
          </table:table-cell>
          <table:table-cell table:style-name="Default" office:value-type="string" calcext:value-type="string">
            <text:p>0000004c</text:p>
          </table:table-cell>
          <table:table-cell table:formula="of:=HEX2DEC([.F46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f</text:p>
          </table:table-cell>
        </table:table-row>
        <table:table-row table:style-name="ro2">
          <table:table-cell/>
          <table:table-cell office:value-type="string" calcext:value-type="string">
            <text:p>00028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flush_r</text:p>
          </table:table-cell>
          <table:table-cell table:style-name="Default" office:value-type="string" calcext:value-type="string">
            <text:p>0000005c</text:p>
          </table:table-cell>
          <table:table-cell table:formula="of:=HEX2DEC([.F47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f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read</text:p>
          </table:table-cell>
          <table:table-cell table:style-name="Default" office:value-type="string" calcext:value-type="string">
            <text:p>0000005c</text:p>
          </table:table-cell>
          <table:table-cell table:formula="of:=HEX2DEC([.F48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0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_r</text:p>
          </table:table-cell>
          <table:table-cell office:value-type="string" calcext:value-type="string">
            <text:p>00000060</text:p>
          </table:table-cell>
          <table:table-cell table:formula="of:=HEX2DEC([.F49])" office:value-type="float" office:value="96" calcext:value-type="float">
            <text:p>96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float" office:value="27584" calcext:value-type="float">
            <text:p>275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_r</text:p>
          </table:table-cell>
          <table:table-cell office:value-type="string" calcext:value-type="string">
            <text:p>00000060</text:p>
          </table:table-cell>
          <table:table-cell table:formula="of:=HEX2DEC([.F50])" office:value-type="float" office:value="96" calcext:value-type="float">
            <text:p>96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float" office:value="26210" calcext:value-type="float">
            <text:p>262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invalidf</text:p>
          </table:table-cell>
          <table:table-cell office:value-type="string" calcext:value-type="string">
            <text:p>00000064</text:p>
          </table:table-cell>
          <table:table-cell table:formula="of:=HEX2DEC([.F51])" office:value-type="float" office:value="100" calcext:value-type="float">
            <text:p>1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f</text:p>
          </table:table-cell>
        </table:table-row>
        <table:table-row table:style-name="ro2">
          <table:table-cell/>
          <table:table-cell office:value-type="string" calcext:value-type="string">
            <text:p>00028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seek</text:p>
          </table:table-cell>
          <table:table-cell office:value-type="string" calcext:value-type="string">
            <text:p>00000064</text:p>
          </table:table-cell>
          <table:table-cell table:formula="of:=HEX2DEC([.F52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6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3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string" calcext:value-type="string">
            <text:p>000236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4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float" office:value="20020" calcext:value-type="float">
            <text:p>20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55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float" office:value="28240" calcext:value-type="float">
            <text:p>28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6])" office:value-type="float" office:value="108" calcext:value-type="float">
            <text:p>108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2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7])" office:value-type="float" office:value="108" calcext:value-type="float">
            <text:p>108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float" office:value="28318" calcext:value-type="float">
            <text:p>283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8])" office:value-type="float" office:value="108" calcext:value-type="float">
            <text:p>108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59])" office:value-type="float" office:value="112" calcext:value-type="float">
            <text:p>112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float" office:value="24030" calcext:value-type="float">
            <text:p>24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60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27b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leanup_stdio</text:p>
          </table:table-cell>
          <table:table-cell office:value-type="string" calcext:value-type="string">
            <text:p>00000070</text:p>
          </table:table-cell>
          <table:table-cell table:formula="of:=HEX2DEC([.F61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62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8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</text:p>
          </table:table-cell>
          <table:table-cell table:style-name="Default" office:value-type="string" calcext:value-type="string">
            <text:p>0000007c</text:p>
          </table:table-cell>
          <table:table-cell table:formula="of:=HEX2DEC([.F63])" office:value-type="float" office:value="124" calcext:value-type="float">
            <text:p>124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64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office:value-type="string" calcext:value-type="string">
            <text:p>000212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65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table:style-name="ce10" office:value-type="float" office:value="244" calcext:value-type="float">
            <text:p>2.44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qrtf</text:p>
          </table:table-cell>
          <table:table-cell office:value-type="string" calcext:value-type="string">
            <text:p>00000088</text:p>
          </table:table-cell>
          <table:table-cell table:formula="of:=HEX2DEC([.F66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float" office:value="28004" calcext:value-type="float">
            <text:p>28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write</text:p>
          </table:table-cell>
          <table:table-cell office:value-type="string" calcext:value-type="string">
            <text:p>00000088</text:p>
          </table:table-cell>
          <table:table-cell table:formula="of:=HEX2DEC([.F67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68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float" office:value="28750" calcext:value-type="float">
            <text:p>287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flush</text:p>
          </table:table-cell>
          <table:table-cell table:style-name="Default" office:value-type="string" calcext:value-type="string">
            <text:p>0000008c</text:p>
          </table:table-cell>
          <table:table-cell table:formula="of:=HEX2DEC([.F69])" office:value-type="float" office:value="140" calcext:value-type="float">
            <text:p>140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float" office:value="20100" calcext:value-type="float">
            <text:p>20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70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float" office:value="23724" calcext:value-type="float">
            <text:p>23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float" office:value="23724" calcext:value-type="float">
            <text:p>23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string" calcext:value-type="string">
            <text:p>00023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string" calcext:value-type="string">
            <text:p>00023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4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float" office:value="20194" calcext:value-type="float">
            <text:p>2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5])" office:value-type="float" office:value="160" calcext:value-type="float">
            <text:p>160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76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77])" office:value-type="float" office:value="168" calcext:value-type="float">
            <text:p>168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float" office:value="24568" calcext:value-type="float">
            <text:p>245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osf</text:p>
          </table:table-cell>
          <table:table-cell table:style-name="Default" office:value-type="string" calcext:value-type="string">
            <text:p>000000ac</text:p>
          </table:table-cell>
          <table:table-cell table:formula="of:=HEX2DEC([.F78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float" office:value="24780" calcext:value-type="float">
            <text:p>247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inf</text:p>
          </table:table-cell>
          <table:table-cell table:style-name="Default" office:value-type="string" calcext:value-type="string">
            <text:p>000000ac</text:p>
          </table:table-cell>
          <table:table-cell table:formula="of:=HEX2DEC([.F79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walk_sglue</text:p>
          </table:table-cell>
          <table:table-cell table:style-name="Default" office:value-type="string" calcext:value-type="string">
            <text:p>000000b4</text:p>
          </table:table-cell>
          <table:table-cell table:formula="of:=HEX2DEC([.F8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8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81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table:style-name="ce10" office:value-type="float" office:value="2050000" calcext:value-type="float">
            <text:p>2.05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82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4</text:p>
          </table:table-cell>
          <table:table-cell table:formula="of:=HEX2DEC([.F83])" office:value-type="float" office:value="212" calcext:value-type="float">
            <text:p>212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2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84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float" office:value="28158" calcext:value-type="float">
            <text:p>28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claim_reent</text:p>
          </table:table-cell>
          <table:table-cell office:value-type="string" calcext:value-type="string">
            <text:p>000000e8</text:p>
          </table:table-cell>
          <table:table-cell table:formula="of:=HEX2DEC([.F85])" office:value-type="float" office:value="232" calcext:value-type="float">
            <text:p>232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5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86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87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/>
          <table:table-cell office:value-type="float" office:value="28384" calcext:value-type="float">
            <text:p>283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close_r</text:p>
          </table:table-cell>
          <table:table-cell office:value-type="string" calcext:value-type="string">
            <text:p>00000108</text:p>
          </table:table-cell>
          <table:table-cell table:formula="of:=HEX2DEC([.F88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float" office:value="20234" calcext:value-type="float">
            <text:p>202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89])" office:value-type="float" office:value="268" calcext:value-type="float">
            <text:p>268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0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90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string" calcext:value-type="string">
            <text:p>000243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powf</text:p>
          </table:table-cell>
          <table:table-cell office:value-type="string" calcext:value-type="string">
            <text:p>00000118</text:p>
          </table:table-cell>
          <table:table-cell table:formula="of:=HEX2DEC([.F91])" office:value-type="float" office:value="280" calcext:value-type="float">
            <text:p>280</text:p>
          </table:table-cell>
          <table:table-cell office:value-type="string" calcext:value-type="string">
            <text:p>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6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92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emcpy</text:p>
          </table:table-cell>
          <table:table-cell office:value-type="string" calcext:value-type="string">
            <text:p>00000128</text:p>
          </table:table-cell>
          <table:table-cell table:formula="of:=HEX2DEC([.F93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</text:p>
          </table:table-cell>
          <table:table-cell table:style-name="Default" office:value-type="string" calcext:value-type="string">
            <text:p>0000012c</text:p>
          </table:table-cell>
          <table:table-cell table:formula="of:=HEX2DEC([.F94])" office:value-type="float" office:value="300" calcext:value-type="float">
            <text:p>300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float" office:value="20340" calcext:value-type="float">
            <text:p>203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95])" office:value-type="float" office:value="304" calcext:value-type="float">
            <text:p>304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float" office:value="27718" calcext:value-type="float">
            <text:p>277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trim_r</text:p>
          </table:table-cell>
          <table:table-cell office:value-type="string" calcext:value-type="string">
            <text:p>00000144</text:p>
          </table:table-cell>
          <table:table-cell table:formula="of:=HEX2DEC([.F96])" office:value-type="float" office:value="324" calcext:value-type="float">
            <text:p>324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f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calbnf</text:p>
          </table:table-cell>
          <table:table-cell office:value-type="string" calcext:value-type="string">
            <text:p>00000164</text:p>
          </table:table-cell>
          <table:table-cell table:formula="of:=HEX2DEC([.F97])" office:value-type="float" office:value="356" calcext:value-type="float">
            <text:p>356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float" office:value="24614" calcext:value-type="float">
            <text:p>246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loorf</text:p>
          </table:table-cell>
          <table:table-cell table:style-name="Default" office:value-type="string" calcext:value-type="string">
            <text:p>0000016c</text:p>
          </table:table-cell>
          <table:table-cell table:formula="of:=HEX2DEC([.F98])" office:value-type="float" office:value="364" calcext:value-type="float">
            <text:p>364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global_stdio_init.part.0</text:p>
          </table:table-cell>
          <table:table-cell office:value-type="string" calcext:value-type="string">
            <text:p>00000170</text:p>
          </table:table-cell>
          <table:table-cell table:formula="of:=HEX2DEC([.F99])" office:value-type="float" office:value="368" calcext:value-type="float">
            <text:p>368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d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100])" office:value-type="float" office:value="388" calcext:value-type="float">
            <text:p>388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e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90</text:p>
          </table:table-cell>
          <table:table-cell table:formula="of:=HEX2DEC([.F101])" office:value-type="float" office:value="400" calcext:value-type="float">
            <text:p>400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0</text:p>
          </table:table-cell>
          <table:table-cell table:formula="of:=HEX2DEC([.F102])" office:value-type="float" office:value="416" calcext:value-type="float">
            <text:p>416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6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F103])" office:value-type="float" office:value="424" calcext:value-type="float">
            <text:p>424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c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sinf</text:p>
          </table:table-cell>
          <table:table-cell table:style-name="Default" office:value-type="string" calcext:value-type="string">
            <text:p>000001a8</text:p>
          </table:table-cell>
          <table:table-cell table:formula="of:=HEX2DEC([.F104])" office:value-type="float" office:value="424" calcext:value-type="float">
            <text:p>424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float" office:value="21088" calcext:value-type="float">
            <text:p>21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4</text:p>
          </table:table-cell>
          <table:table-cell table:formula="of:=HEX2DEC([.F105])" office:value-type="float" office:value="436" calcext:value-type="float">
            <text:p>436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8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sqrtf</text:p>
          </table:table-cell>
          <table:table-cell table:style-name="Default" office:value-type="string" calcext:value-type="string">
            <text:p>000001c8</text:p>
          </table:table-cell>
          <table:table-cell table:formula="of:=HEX2DEC([.F106])" office:value-type="float" office:value="456" calcext:value-type="float">
            <text:p>456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9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4</text:p>
          </table:table-cell>
          <table:table-cell table:formula="of:=HEX2DEC([.F107])" office:value-type="float" office:value="484" calcext:value-type="float">
            <text:p>484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b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108])" office:value-type="float" office:value="516" calcext:value-type="float">
            <text:p>516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float" office:value="21850" calcext:value-type="float">
            <text:p>218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F109])" office:value-type="float" office:value="560" calcext:value-type="float">
            <text:p>560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a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F110])" office:value-type="float" office:value="592" calcext:value-type="float">
            <text:p>592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4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lush_r</text:p>
          </table:table-cell>
          <table:table-cell office:value-type="string" calcext:value-type="string">
            <text:p>00000258</text:p>
          </table:table-cell>
          <table:table-cell table:formula="of:=HEX2DEC([.F111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a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cosf</text:p>
          </table:table-cell>
          <table:table-cell table:style-name="Default" office:value-type="string" calcext:value-type="string">
            <text:p>000002b0</text:p>
          </table:table-cell>
          <table:table-cell table:formula="of:=HEX2DEC([.F112])" office:value-type="float" office:value="688" calcext:value-type="float">
            <text:p>688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2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113])" office:value-type="float" office:value="752" calcext:value-type="float">
            <text:p>75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8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ree_r</text:p>
          </table:table-cell>
          <table:table-cell table:style-name="Default" office:value-type="string" calcext:value-type="string">
            <text:p>000002f8</text:p>
          </table:table-cell>
          <table:table-cell table:formula="of:=HEX2DEC([.F114])" office:value-type="float" office:value="760" calcext:value-type="float">
            <text:p>760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float" office:value="23864" calcext:value-type="float">
            <text:p>238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115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float" office:value="23348" calcext:value-type="float">
            <text:p>233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116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22f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117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3b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118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25a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rem_pio2f</text:p>
          </table:table-cell>
          <table:table-cell table:style-name="Default" office:value-type="string" calcext:value-type="string">
            <text:p>0000050c</text:p>
          </table:table-cell>
          <table:table-cell table:formula="of:=HEX2DEC([.F119])" office:value-type="float" office:value="1292" calcext:value-type="float">
            <text:p>1292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r</text:p>
          </table:table-cell>
          <table:table-cell office:value-type="string" calcext:value-type="string">
            <text:p>00000820</text:p>
          </table:table-cell>
          <table:table-cell table:formula="of:=HEX2DEC([.F120])" office:value-type="float" office:value="2080" calcext:value-type="float">
            <text:p>2080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float" office:value="26280" calcext:value-type="float">
            <text:p>262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rem_pio2f</text:p>
          </table:table-cell>
          <table:table-cell table:style-name="Default" office:value-type="string" calcext:value-type="string">
            <text:p>00000abc</text:p>
          </table:table-cell>
          <table:table-cell table:formula="of:=HEX2DEC([.F121])" office:value-type="float" office:value="2748" calcext:value-type="float">
            <text:p>2748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table:style-name="ce10" office:value-type="float" office:value="2.4E+061" calcext:value-type="float">
            <text:p>2.40E+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powf</text:p>
          </table:table-cell>
          <table:table-cell table:style-name="Default" office:value-type="string" calcext:value-type="string">
            <text:p>00000c64</text:p>
          </table:table-cell>
          <table:table-cell table:formula="of:=HEX2DEC([.F122])" office:value-type="float" office:value="3172" calcext:value-type="float">
            <text:p>3172</text:p>
          </table:table-cell>
          <table:table-cell office:value-type="string" calcext:value-type="string">
            <text:p>__ieee754_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c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ea4</text:p>
          </table:table-cell>
          <table:table-cell table:formula="of:=HEX2DEC([.F123])" office:value-type="float" office:value="3748" calcext:value-type="float">
            <text:p>3748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8" table:formula="of:=SUM([.G3:.G123])" office:value-type="float" office:value="35760" calcext:value-type="float">
            <text:p>35760</text:p>
          </table:table-cell>
          <table:table-cell table:number-columns-repeated="2"/>
        </table:table-row>
      </table:table>
      <table:table table:name="no pow" table:style-name="ta1"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table:style-name="Default"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</table:table-row>
        <table:table-row table:style-name="ro2">
          <table:table-cell/>
          <table:table-cell office:value-type="string" calcext:value-type="string">
            <text:p>00026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errno</text:p>
          </table:table-cell>
          <table:table-cell table:style-name="Default" office:value-type="string" calcext:value-type="string">
            <text:p>0000000c</text:p>
          </table:table-cell>
          <table:table-cell table:formula="of:=HEX2DEC([.F3])" office:value-type="float" office:value="12" calcext:value-type="float">
            <text:p>12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</text:p>
          </table:table-cell>
          <table:table-cell office:value-type="string" calcext:value-type="string">
            <text:p>00000008</text:p>
          </table:table-cell>
          <table:table-cell table:formula="of:=HEX2DEC([.F4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_all</text:p>
          </table:table-cell>
          <table:table-cell office:value-type="string" calcext:value-type="string">
            <text:p>00000018</text:p>
          </table:table-cell>
          <table:table-cell table:formula="of:=HEX2DEC([.F5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f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</text:p>
          </table:table-cell>
          <table:table-cell office:value-type="string" calcext:value-type="string">
            <text:p>00000008</text:p>
          </table:table-cell>
          <table:table-cell table:formula="of:=HEX2DEC([.F6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_all</text:p>
          </table:table-cell>
          <table:table-cell office:value-type="string" calcext:value-type="string">
            <text:p>00000018</text:p>
          </table:table-cell>
          <table:table-cell table:formula="of:=HEX2DEC([.F7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rem_pio2f</text:p>
          </table:table-cell>
          <table:table-cell table:style-name="Default" office:value-type="string" calcext:value-type="string">
            <text:p>0000050c</text:p>
          </table:table-cell>
          <table:table-cell table:formula="of:=HEX2DEC([.F8])" office:value-type="float" office:value="1292" calcext:value-type="float">
            <text:p>1292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sqrtf</text:p>
          </table:table-cell>
          <table:table-cell table:style-name="Default" office:value-type="string" calcext:value-type="string">
            <text:p>000001c8</text:p>
          </table:table-cell>
          <table:table-cell table:formula="of:=HEX2DEC([.F9])" office:value-type="float" office:value="456" calcext:value-type="float">
            <text:p>456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cosf</text:p>
          </table:table-cell>
          <table:table-cell table:style-name="Default" office:value-type="string" calcext:value-type="string">
            <text:p>000002b0</text:p>
          </table:table-cell>
          <table:table-cell table:formula="of:=HEX2DEC([.F10])" office:value-type="float" office:value="688" calcext:value-type="float">
            <text:p>688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2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rem_pio2f</text:p>
          </table:table-cell>
          <table:table-cell table:style-name="Default" office:value-type="string" calcext:value-type="string">
            <text:p>00000abc</text:p>
          </table:table-cell>
          <table:table-cell table:formula="of:=HEX2DEC([.F11])" office:value-type="float" office:value="2748" calcext:value-type="float">
            <text:p>2748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b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sinf</text:p>
          </table:table-cell>
          <table:table-cell table:style-name="Default" office:value-type="string" calcext:value-type="string">
            <text:p>000001a8</text:p>
          </table:table-cell>
          <table:table-cell table:formula="of:=HEX2DEC([.F12])" office:value-type="float" office:value="424" calcext:value-type="float">
            <text:p>424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lock</text:p>
          </table:table-cell>
          <table:table-cell office:value-type="string" calcext:value-type="string">
            <text:p>00000004</text:p>
          </table:table-cell>
          <table:table-cell table:formula="of:=HEX2DEC([.F13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float" office:value="26690" calcext:value-type="float">
            <text:p>26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unlock</text:p>
          </table:table-cell>
          <table:table-cell office:value-type="string" calcext:value-type="string">
            <text:p>00000004</text:p>
          </table:table-cell>
          <table:table-cell table:formula="of:=HEX2DEC([.F1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float" office:value="27200" calcext:value-type="float">
            <text:p>27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close</text:p>
          </table:table-cell>
          <table:table-cell office:value-type="string" calcext:value-type="string">
            <text:p>00000008</text:p>
          </table:table-cell>
          <table:table-cell table:formula="of:=HEX2DEC([.F15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1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eofread</text:p>
          </table:table-cell>
          <table:table-cell office:value-type="string" calcext:value-type="string">
            <text:p>00000008</text:p>
          </table:table-cell>
          <table:table-cell table:formula="of:=HEX2DEC([.F16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lush_r</text:p>
          </table:table-cell>
          <table:table-cell office:value-type="string" calcext:value-type="string">
            <text:p>00000258</text:p>
          </table:table-cell>
          <table:table-cell table:formula="of:=HEX2DEC([.F17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table:style-name="ce10" office:value-type="float" office:value="2.6E+071" calcext:value-type="float">
            <text:p>2.60E+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</text:p>
          </table:table-cell>
          <table:table-cell table:style-name="Default" office:value-type="string" calcext:value-type="string">
            <text:p>0000012c</text:p>
          </table:table-cell>
          <table:table-cell table:formula="of:=HEX2DEC([.F18])" office:value-type="float" office:value="300" calcext:value-type="float">
            <text:p>300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acquire</text:p>
          </table:table-cell>
          <table:table-cell office:value-type="string" calcext:value-type="string">
            <text:p>00000004</text:p>
          </table:table-cell>
          <table:table-cell table:formula="of:=HEX2DEC([.F19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release</text:p>
          </table:table-cell>
          <table:table-cell office:value-type="string" calcext:value-type="string">
            <text:p>00000004</text:p>
          </table:table-cell>
          <table:table-cell table:formula="of:=HEX2DEC([.F20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init</text:p>
          </table:table-cell>
          <table:table-cell office:value-type="string" calcext:value-type="string">
            <text:p>00000028</text:p>
          </table:table-cell>
          <table:table-cell table:formula="of:=HEX2DEC([.F21])" office:value-type="float" office:value="40" calcext:value-type="float">
            <text:p>40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0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read</text:p>
          </table:table-cell>
          <table:table-cell table:style-name="Default" office:value-type="string" calcext:value-type="string">
            <text:p>0000005c</text:p>
          </table:table-cell>
          <table:table-cell table:formula="of:=HEX2DEC([.F22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1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seek</text:p>
          </table:table-cell>
          <table:table-cell office:value-type="string" calcext:value-type="string">
            <text:p>00000064</text:p>
          </table:table-cell>
          <table:table-cell table:formula="of:=HEX2DEC([.F23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float" office:value="27114" calcext:value-type="float">
            <text:p>271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write</text:p>
          </table:table-cell>
          <table:table-cell office:value-type="string" calcext:value-type="string">
            <text:p>00000088</text:p>
          </table:table-cell>
          <table:table-cell table:formula="of:=HEX2DEC([.F24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8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</text:p>
          </table:table-cell>
          <table:table-cell office:value-type="string" calcext:value-type="string">
            <text:p>00000044</text:p>
          </table:table-cell>
          <table:table-cell table:formula="of:=HEX2DEC([.F25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float" office:value="27208" calcext:value-type="float">
            <text:p>272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_r</text:p>
          </table:table-cell>
          <table:table-cell office:value-type="string" calcext:value-type="string">
            <text:p>00000060</text:p>
          </table:table-cell>
          <table:table-cell table:formula="of:=HEX2DEC([.F26])" office:value-type="float" office:value="96" calcext:value-type="float">
            <text:p>96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float" office:value="27494" calcext:value-type="float">
            <text:p>27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close_r</text:p>
          </table:table-cell>
          <table:table-cell office:value-type="string" calcext:value-type="string">
            <text:p>00000108</text:p>
          </table:table-cell>
          <table:table-cell table:formula="of:=HEX2DEC([.F27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float" office:value="27804" calcext:value-type="float">
            <text:p>278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flush_r</text:p>
          </table:table-cell>
          <table:table-cell table:style-name="Default" office:value-type="string" calcext:value-type="string">
            <text:p>0000005c</text:p>
          </table:table-cell>
          <table:table-cell table:formula="of:=HEX2DEC([.F28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9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ree_r</text:p>
          </table:table-cell>
          <table:table-cell table:style-name="Default" office:value-type="string" calcext:value-type="string">
            <text:p>000002f8</text:p>
          </table:table-cell>
          <table:table-cell table:formula="of:=HEX2DEC([.F29])" office:value-type="float" office:value="760" calcext:value-type="float">
            <text:p>760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walk_sglue</text:p>
          </table:table-cell>
          <table:table-cell table:style-name="Default" office:value-type="string" calcext:value-type="string">
            <text:p>000000b4</text:p>
          </table:table-cell>
          <table:table-cell table:formula="of:=HEX2DEC([.F3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float" office:value="27930" calcext:value-type="float">
            <text:p>27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</text:p>
          </table:table-cell>
          <table:table-cell office:value-type="string" calcext:value-type="string">
            <text:p>00000044</text:p>
          </table:table-cell>
          <table:table-cell table:formula="of:=HEX2DEC([.F31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float" office:value="27350" calcext:value-type="float">
            <text:p>273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_r</text:p>
          </table:table-cell>
          <table:table-cell table:style-name="Default" office:value-type="string" calcext:value-type="string">
            <text:p>0000006c</text:p>
          </table:table-cell>
          <table:table-cell table:formula="of:=HEX2DEC([.F32])" office:value-type="float" office:value="108" calcext:value-type="float">
            <text:p>108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r</text:p>
          </table:table-cell>
          <table:table-cell office:value-type="string" calcext:value-type="string">
            <text:p>00000820</text:p>
          </table:table-cell>
          <table:table-cell table:formula="of:=HEX2DEC([.F33])" office:value-type="float" office:value="2080" calcext:value-type="float">
            <text:p>2080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float" office:value="26828" calcext:value-type="float">
            <text:p>268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trim_r</text:p>
          </table:table-cell>
          <table:table-cell office:value-type="string" calcext:value-type="string">
            <text:p>00000144</text:p>
          </table:table-cell>
          <table:table-cell table:formula="of:=HEX2DEC([.F34])" office:value-type="float" office:value="324" calcext:value-type="float">
            <text:p>324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float" office:value="27974" calcext:value-type="float">
            <text:p>279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</text:p>
          </table:table-cell>
          <table:table-cell office:value-type="string" calcext:value-type="string">
            <text:p>00000044</text:p>
          </table:table-cell>
          <table:table-cell table:formula="of:=HEX2DEC([.F35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3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_r</text:p>
          </table:table-cell>
          <table:table-cell table:style-name="Default" office:value-type="string" calcext:value-type="string">
            <text:p>0000006c</text:p>
          </table:table-cell>
          <table:table-cell table:formula="of:=HEX2DEC([.F36])" office:value-type="float" office:value="108" calcext:value-type="float">
            <text:p>108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float" office:value="27268" calcext:value-type="float">
            <text:p>27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claim_reent</text:p>
          </table:table-cell>
          <table:table-cell office:value-type="string" calcext:value-type="string">
            <text:p>000000e8</text:p>
          </table:table-cell>
          <table:table-cell table:formula="of:=HEX2DEC([.F37])" office:value-type="float" office:value="232" calcext:value-type="float">
            <text:p>232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9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</text:p>
          </table:table-cell>
          <table:table-cell table:style-name="Default" office:value-type="string" calcext:value-type="string">
            <text:p>0000007c</text:p>
          </table:table-cell>
          <table:table-cell table:formula="of:=HEX2DEC([.F38])" office:value-type="float" office:value="124" calcext:value-type="float">
            <text:p>124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float" office:value="26694" calcext:value-type="float">
            <text:p>26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_r</text:p>
          </table:table-cell>
          <table:table-cell office:value-type="string" calcext:value-type="string">
            <text:p>00000060</text:p>
          </table:table-cell>
          <table:table-cell table:formula="of:=HEX2DEC([.F39])" office:value-type="float" office:value="96" calcext:value-type="float">
            <text:p>96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a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</text:p>
          </table:table-cell>
          <table:table-cell office:value-type="string" calcext:value-type="string">
            <text:p>00000044</text:p>
          </table:table-cell>
          <table:table-cell table:formula="of:=HEX2DEC([.F40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float" office:value="27428" calcext:value-type="float">
            <text:p>27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_r</text:p>
          </table:table-cell>
          <table:table-cell table:style-name="Default" office:value-type="string" calcext:value-type="string">
            <text:p>0000006c</text:p>
          </table:table-cell>
          <table:table-cell table:formula="of:=HEX2DEC([.F41])" office:value-type="float" office:value="108" calcext:value-type="float">
            <text:p>108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float" office:value="24204" calcext:value-type="float">
            <text:p>242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42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float" office:value="24190" calcext:value-type="float">
            <text:p>24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43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float" office:value="24238" calcext:value-type="float">
            <text:p>242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44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string" calcext:value-type="string">
            <text:p>00023f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45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string" calcext:value-type="string">
            <text:p>000241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6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241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7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float" office:value="24268" calcext:value-type="float">
            <text:p>24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48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string" calcext:value-type="string">
            <text:p>00023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49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string" calcext:value-type="string">
            <text:p>00023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0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float" office:value="24010" calcext:value-type="float">
            <text:p>240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51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241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52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4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string" calcext:value-type="string">
            <text:p>00023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5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string" calcext:value-type="string">
            <text:p>00023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6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float" office:value="24080" calcext:value-type="float">
            <text:p>240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57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float" office:value="23844" calcext:value-type="float">
            <text:p>238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5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float" office:value="23328" calcext:value-type="float">
            <text:p>23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59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22e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60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3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61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26c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leanup_stdio</text:p>
          </table:table-cell>
          <table:table-cell office:value-type="string" calcext:value-type="string">
            <text:p>00000070</text:p>
          </table:table-cell>
          <table:table-cell table:formula="of:=HEX2DEC([.F62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float" office:value="24430" calcext:value-type="float">
            <text:p>244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osf</text:p>
          </table:table-cell>
          <table:table-cell table:style-name="Default" office:value-type="string" calcext:value-type="string">
            <text:p>000000ac</text:p>
          </table:table-cell>
          <table:table-cell table:formula="of:=HEX2DEC([.F63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float" office:value="25220" calcext:value-type="float">
            <text:p>25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absf</text:p>
          </table:table-cell>
          <table:table-cell table:style-name="Default" office:value-type="string" calcext:value-type="string">
            <text:p>0000000c</text:p>
          </table:table-cell>
          <table:table-cell table:formula="of:=HEX2DEC([.F64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close</text:p>
          </table:table-cell>
          <table:table-cell office:value-type="string" calcext:value-type="string">
            <text:p>00000010</text:p>
          </table:table-cell>
          <table:table-cell table:formula="of:=HEX2DEC([.F65])" office:value-type="float" office:value="16" calcext:value-type="float">
            <text:p>16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float" office:value="27860" calcext:value-type="float">
            <text:p>278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flush</text:p>
          </table:table-cell>
          <table:table-cell table:style-name="Default" office:value-type="string" calcext:value-type="string">
            <text:p>0000008c</text:p>
          </table:table-cell>
          <table:table-cell table:formula="of:=HEX2DEC([.F66])" office:value-type="float" office:value="140" calcext:value-type="float">
            <text:p>140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4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loorf</text:p>
          </table:table-cell>
          <table:table-cell table:style-name="Default" office:value-type="string" calcext:value-type="string">
            <text:p>0000016c</text:p>
          </table:table-cell>
          <table:table-cell table:formula="of:=HEX2DEC([.F67])" office:value-type="float" office:value="364" calcext:value-type="float">
            <text:p>364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float" office:value="20100" calcext:value-type="float">
            <text:p>20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68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float" office:value="20020" calcext:value-type="float">
            <text:p>20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69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0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1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2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73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table:style-name="ce10" office:value-type="float" office:value="2.2E+061" calcext:value-type="float">
            <text:p>2.20E+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74])" office:value-type="float" office:value="112" calcext:value-type="float">
            <text:p>112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ree</text:p>
          </table:table-cell>
          <table:table-cell office:value-type="string" calcext:value-type="string">
            <text:p>00000010</text:p>
          </table:table-cell>
          <table:table-cell table:formula="of:=HEX2DEC([.F75])" office:value-type="float" office:value="16" calcext:value-type="float">
            <text:p>16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global_stdio_init.part.0</text:p>
          </table:table-cell>
          <table:table-cell office:value-type="string" calcext:value-type="string">
            <text:p>00000170</text:p>
          </table:table-cell>
          <table:table-cell table:formula="of:=HEX2DEC([.F76])" office:value-type="float" office:value="368" calcext:value-type="float">
            <text:p>368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c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ea4</text:p>
          </table:table-cell>
          <table:table-cell table:formula="of:=HEX2DEC([.F77])" office:value-type="float" office:value="3748" calcext:value-type="float">
            <text:p>3748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78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0</text:p>
          </table:table-cell>
          <table:table-cell table:formula="of:=HEX2DEC([.F79])" office:value-type="float" office:value="416" calcext:value-type="float">
            <text:p>416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0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81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c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4</text:p>
          </table:table-cell>
          <table:table-cell table:formula="of:=HEX2DEC([.F82])" office:value-type="float" office:value="212" calcext:value-type="float">
            <text:p>212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float" office:value="21814" calcext:value-type="float">
            <text:p>218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F83])" office:value-type="float" office:value="560" calcext:value-type="float">
            <text:p>560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6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F84])" office:value-type="float" office:value="424" calcext:value-type="float">
            <text:p>424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a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F85])" office:value-type="float" office:value="592" calcext:value-type="float">
            <text:p>592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float" office:value="24390" calcext:value-type="float">
            <text:p>243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artup</text:p>
          </table:table-cell>
          <table:table-cell office:value-type="string" calcext:value-type="string">
            <text:p>00000018</text:p>
          </table:table-cell>
          <table:table-cell table:formula="of:=HEX2DEC([.F86])" office:value-type="float" office:value="24" calcext:value-type="float">
            <text:p>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alloc</text:p>
          </table:table-cell>
          <table:table-cell office:value-type="string" calcext:value-type="string">
            <text:p>00000010</text:p>
          </table:table-cell>
          <table:table-cell table:formula="of:=HEX2DEC([.F87])" office:value-type="float" office:value="16" calcext:value-type="float">
            <text:p>16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float" office:value="26700" calcext:value-type="float">
            <text:p>267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emcpy</text:p>
          </table:table-cell>
          <table:table-cell office:value-type="string" calcext:value-type="string">
            <text:p>00000128</text:p>
          </table:table-cell>
          <table:table-cell table:formula="of:=HEX2DEC([.F88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2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89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90])" office:value-type="float" office:value="28" calcext:value-type="float">
            <text:p>28</text:p>
          </table:table-cell>
          <table:table-cell office:value-type="string" calcext:value-type="string">
            <text:p>pow2f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91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c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calbnf</text:p>
          </table:table-cell>
          <table:table-cell office:value-type="string" calcext:value-type="string">
            <text:p>00000164</text:p>
          </table:table-cell>
          <table:table-cell table:formula="of:=HEX2DEC([.F92])" office:value-type="float" office:value="356" calcext:value-type="float">
            <text:p>356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float" office:value="24648" calcext:value-type="float">
            <text:p>246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inf</text:p>
          </table:table-cell>
          <table:table-cell table:style-name="Default" office:value-type="string" calcext:value-type="string">
            <text:p>000000ac</text:p>
          </table:table-cell>
          <table:table-cell table:formula="of:=HEX2DEC([.F93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qrtf</text:p>
          </table:table-cell>
          <table:table-cell office:value-type="string" calcext:value-type="string">
            <text:p>00000088</text:p>
          </table:table-cell>
          <table:table-cell table:formula="of:=HEX2DEC([.F94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6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dio_exit_handler</text:p>
          </table:table-cell>
          <table:table-cell table:style-name="Default" office:value-type="string" calcext:value-type="string">
            <text:p>0000001c</text:p>
          </table:table-cell>
          <table:table-cell table:formula="of:=HEX2DEC([.F95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float" office:value="21578" calcext:value-type="float">
            <text:p>215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96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float" office:value="20978" calcext:value-type="float">
            <text:p>209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4</text:p>
          </table:table-cell>
          <table:table-cell table:formula="of:=HEX2DEC([.F97])" office:value-type="float" office:value="484" calcext:value-type="float">
            <text:p>484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b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98])" office:value-type="float" office:value="516" calcext:value-type="float">
            <text:p>516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e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0</text:p>
          </table:table-cell>
          <table:table-cell table:formula="of:=HEX2DEC([.F99])" office:value-type="float" office:value="384" calcext:value-type="float">
            <text:p>384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100])" office:value-type="float" office:value="752" calcext:value-type="float">
            <text:p>75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101])" office:value-type="float" office:value="388" calcext:value-type="float">
            <text:p>388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float" office:value="21200" calcext:value-type="float">
            <text:p>21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02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office:value-type="float" office:value="21064" calcext:value-type="float">
            <text:p>210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9c</text:p>
          </table:table-cell>
          <table:table-cell table:formula="of:=HEX2DEC([.F103])" office:value-type="float" office:value="412" calcext:value-type="float">
            <text:p>412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float" office:value="20190" calcext:value-type="float">
            <text:p>20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04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3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105])" office:value-type="float" office:value="304" calcext:value-type="float">
            <text:p>304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float" office:value="20220" calcext:value-type="float">
            <text:p>20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106])" office:value-type="float" office:value="268" calcext:value-type="float">
            <text:p>268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107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office:value-type="float" office:value="20194" calcext:value-type="float">
            <text:p>2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08])" office:value-type="float" office:value="140" calcext:value-type="float">
            <text:p>140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float" office:value="20528" calcext:value-type="float">
            <text:p>20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09])" office:value-type="float" office:value="168" calcext:value-type="float">
            <text:p>168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10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11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112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13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8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14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115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8" table:formula="of:=SUM([.G3:.G115])" office:value-type="float" office:value="31936" calcext:value-type="float">
            <text:p>31936</text:p>
          </table:table-cell>
          <table:table-cell table:number-columns-repeated="2"/>
        </table:table-row>
      </table:table>
      <table:table table:name="II custom print ndebug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table:style-name="Default"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5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5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c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6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0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110" calcext:value-type="float">
            <text:p>201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7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fab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5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may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0574" calcext:value-type="float">
            <text:p>205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7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8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d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9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20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e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1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c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2])" office:value-type="float" office:value="24" calcext:value-type="float">
            <text:p>24</text:p>
          </table:table-cell>
          <table:table-cell office:value-type="string" calcext:value-type="string">
            <text:p>fin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3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4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5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6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d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7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8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9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f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30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31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2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3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4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8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5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d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00" calcext:value-type="float">
            <text:p>20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a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8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44" calcext:value-type="float">
            <text:p>20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9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40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1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2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d7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f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4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5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2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6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7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8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9])" office:value-type="float" office:value="80" calcext:value-type="float">
            <text:p>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50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51])" office:value-type="float" office:value="84" calcext:value-type="float">
            <text:p>84</text:p>
          </table:table-cell>
          <table:table-cell office:value-type="string" calcext:value-type="string">
            <text:p>xflow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52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53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4])" office:value-type="float" office:value="92" calcext:value-type="float">
            <text:p>92</text:p>
          </table:table-cell>
          <table:table-cell office:value-type="string" calcext:value-type="string">
            <text:p>with_errn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5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5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118" calcext:value-type="float">
            <text:p>20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6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f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7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7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8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9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0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60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1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258" calcext:value-type="float">
            <text:p>20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2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2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3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328" calcext:value-type="float">
            <text:p>20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4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65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6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7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8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9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70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71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88" calcext:value-type="float">
            <text:p>209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2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3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4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7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G75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6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7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8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check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7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9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834" calcext:value-type="float">
            <text:p>20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80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024" calcext:value-type="float">
            <text:p>200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81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2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3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4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85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86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7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float" office:value="1E+020" calcext:value-type="float">
            <text:p>1.00E+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8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9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float" office:value="1E+020" calcext:value-type="float">
            <text:p>1.00E+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9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91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278" calcext:value-type="float">
            <text:p>122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92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7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3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4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5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float" office:value="1.6E+055" calcext:value-type="float">
            <text:p>1.60E+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96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7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6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8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7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9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0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1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2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324" calcext:value-type="float">
            <text:p>12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3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2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4])" office:value-type="float" office:value="220" calcext:value-type="float">
            <text:p>220</text:p>
          </table:table-cell>
          <table:table-cell office:value-type="string" calcext:value-type="string">
            <text:p>c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5])" office:value-type="float" office:value="220" calcext:value-type="float">
            <text:p>220</text:p>
          </table:table-cell>
          <table:table-cell office:value-type="string" calcext:value-type="string">
            <text:p>s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390" calcext:value-type="float">
            <text:p>203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6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c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7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d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8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9])" office:value-type="float" office:value="228" calcext:value-type="float">
            <text:p>2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0174" calcext:value-type="float">
            <text:p>201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10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a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11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6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12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check_o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13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1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14])" office:value-type="float" office:value="244" calcext:value-type="float">
            <text:p>244</text:p>
          </table:table-cell>
          <table:table-cell office:value-type="string" calcext:value-type="string">
            <text:p>sqr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400" calcext:value-type="float">
            <text:p>12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15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4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16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9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17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27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18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19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6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20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d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21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6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22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3c</text:p>
          </table:table-cell>
          <table:table-cell table:formula="of:=HEX2DEC([.G123])" office:value-type="float" office:value="316" calcext:value-type="float">
            <text:p>316</text:p>
          </table:table-cell>
          <table:table-cell office:value-type="string" calcext:value-type="string">
            <text:p>tinyml_lof_normal_distance_ve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7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24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b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25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890" calcext:value-type="float">
            <text:p>168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G126])" office:value-type="float" office:value="332" calcext:value-type="float">
            <text:p>332</text:p>
          </table:table-cell>
          <table:table-cell office:value-type="string" calcext:value-type="string">
            <text:p>kf_fact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f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27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c1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28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9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30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084" calcext:value-type="float">
            <text:p>120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31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a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32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8</text:p>
          </table:table-cell>
          <table:table-cell table:formula="of:=HEX2DEC([.G133])" office:value-type="float" office:value="488" calcext:value-type="float">
            <text:p>488</text:p>
          </table:table-cell>
          <table:table-cell office:value-type="string" calcext:value-type="string">
            <text:p>scalb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49c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34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3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35])" office:value-type="float" office:value="548" calcext:value-type="float">
            <text:p>548</text:p>
          </table:table-cell>
          <table:table-cell office:value-type="string" calcext:value-type="string">
            <text:p>flo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f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36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f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4</text:p>
          </table:table-cell>
          <table:table-cell table:style-name="ce11" table:formula="of:=HEX2DEC([.G137])" office:value-type="float" office:value="564" calcext:value-type="float">
            <text:p>564</text:p>
          </table:table-cell>
          <table:table-cell table:style-name="ce11" office:value-type="string" calcext:value-type="string">
            <text:p>pow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6654" calcext:value-type="float">
            <text:p>166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38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9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G139])" office:value-type="float" office:value="592" calcext:value-type="float">
            <text:p>592</text:p>
          </table:table-cell>
          <table:table-cell office:value-type="string" calcext:value-type="string">
            <text:p>kiss_fft_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c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40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580" calcext:value-type="float">
            <text:p>20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41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188" calcext:value-type="float">
            <text:p>131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90</text:p>
          </table:table-cell>
          <table:table-cell table:formula="of:=HEX2DEC([.G142])" office:value-type="float" office:value="656" calcext:value-type="float">
            <text:p>656</text:p>
          </table:table-cell>
          <table:table-cell office:value-type="string" calcext:value-type="string">
            <text:p>tinyml_dsp_processing_energ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418" calcext:value-type="float">
            <text:p>134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4</text:p>
          </table:table-cell>
          <table:table-cell table:formula="of:=HEX2DEC([.G143])" office:value-type="float" office:value="724" calcext:value-type="float">
            <text:p>724</text:p>
          </table:table-cell>
          <table:table-cell office:value-type="string" calcext:value-type="string">
            <text:p>tinyml_dsp_processing_variance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float" office:value="1.3E+079" calcext:value-type="float">
            <text:p>1.30E+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8</text:p>
          </table:table-cell>
          <table:table-cell table:formula="of:=HEX2DEC([.G144])" office:value-type="float" office:value="728" calcext:value-type="float">
            <text:p>728</text:p>
          </table:table-cell>
          <table:table-cell office:value-type="string" calcext:value-type="string">
            <text:p>kiss_fftr_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8118" calcext:value-type="float">
            <text:p>18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c</text:p>
          </table:table-cell>
          <table:table-cell table:formula="of:=HEX2DEC([.G145])" office:value-type="float" office:value="732" calcext:value-type="float">
            <text:p>732</text:p>
          </table:table-cell>
          <table:table-cell office:value-type="string" calcext:value-type="string">
            <text:p>__kernel_s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908" calcext:value-type="float">
            <text:p>12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46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8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47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float" office:value="1E+160" calcext:value-type="float">
            <text:p>1.00E+1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4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49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2f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50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b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51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7754" calcext:value-type="float">
            <text:p>177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52])" office:value-type="float" office:value="876" calcext:value-type="float">
            <text:p>876</text:p>
          </table:table-cell>
          <table:table-cell office:value-type="string" calcext:value-type="string">
            <text:p>__ieee754_sqr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c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53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45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54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8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55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4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56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4150" calcext:value-type="float">
            <text:p>141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57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7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58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c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80</text:p>
          </table:table-cell>
          <table:table-cell table:formula="of:=HEX2DEC([.G159])" office:value-type="float" office:value="1152" calcext:value-type="float">
            <text:p>1152</text:p>
          </table:table-cell>
          <table:table-cell office:value-type="string" calcext:value-type="string">
            <text:p>__kernel_c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264" calcext:value-type="float">
            <text:p>15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60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4b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61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formula="of:=HEX2DEC([.G162])" office:value-type="float" office:value="1716" calcext:value-type="float">
            <text:p>17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b7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formula="of:=HEX2DEC([.G163])" office:value-type="float" office:value="1920" calcext:value-type="float">
            <text:p>192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f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formula="of:=HEX2DEC([.G164])" office:value-type="float" office:value="1936" calcext:value-type="float">
            <text:p>19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b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formula="of:=HEX2DEC([.G165])" office:value-type="float" office:value="1988" calcext:value-type="float">
            <text:p>19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66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24</text:p>
          </table:table-cell>
          <table:table-cell table:formula="of:=HEX2DEC([.G167])" office:value-type="float" office:value="2084" calcext:value-type="float">
            <text:p>2084</text:p>
          </table:table-cell>
          <table:table-cell office:value-type="string" calcext:value-type="string">
            <text:p>__ieee754_rem_pio2</text:p>
          </table:table-cell>
          <table:table-cell table:number-columns-repeated="2"/>
          <table:table-cell office:value-type="string" calcext:value-type="string">
            <text:p>riscv32-unknown-elf-objdump -t fogml-riscv | grep " F .text"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68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784" calcext:value-type="float">
            <text:p>15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69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7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80</text:p>
          </table:table-cell>
          <table:table-cell table:formula="of:=HEX2DEC([.G170])" office:value-type="float" office:value="3968" calcext:value-type="float">
            <text:p>3968</text:p>
          </table:table-cell>
          <table:table-cell office:value-type="string" calcext:value-type="string">
            <text:p>__kernel_rem_pio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83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648</text:p>
          </table:table-cell>
          <table:table-cell table:style-name="ce11" table:formula="of:=HEX2DEC([.G171])" office:value-type="float" office:value="5704" calcext:value-type="float">
            <text:p>5704</text:p>
          </table:table-cell>
          <table:table-cell table:style-name="ce11" office:value-type="string" calcext:value-type="string">
            <text:p>__ieee754_pow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8" table:formula="of:=SUM([.H4:.H171])" office:value-type="float" office:value="69020" calcext:value-type="float">
            <text:p>69020</text:p>
          </table:table-cell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Default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bss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filename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8" office:value-type="float" office:value="69336" calcext:value-type="float">
            <text:p>69336</text:p>
          </table:table-cell>
          <table:table-cell office:value-type="float" office:value="2016" calcext:value-type="float">
            <text:p>2016</text:p>
          </table:table-cell>
          <table:table-cell office:value-type="float" office:value="6760" calcext:value-type="float">
            <text:p>6760</text:p>
          </table:table-cell>
          <table:table-cell office:value-type="float" office:value="78112" calcext:value-type="float">
            <text:p>78112</text:p>
          </table:table-cell>
          <table:table-cell office:value-type="float" office:value="13120" calcext:value-type="float">
            <text:p>13120</text:p>
          </table:table-cell>
          <table:table-cell table:style-name="ce12" office:value-type="string" calcext:value-type="string">
            <text:p>fogml-riscv</text:p>
          </table:table-cell>
          <table:table-cell/>
          <table:table-cell office:value-type="string" calcext:value-type="string">
            <text:p>size fogml-riscv</text:p>
          </table:table-cell>
        </table:table-row>
      </table:table>
      <table:table table:name="II pow2f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8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8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f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9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8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fab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17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e1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8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float" office:value="1E+208" calcext:value-type="float">
            <text:p>1.00E+2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9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9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3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4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.6E+085" calcext:value-type="float">
            <text:p>1.60E+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6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7])" office:value-type="float" office:value="56" calcext:value-type="float">
            <text:p>56</text:p>
          </table:table-cell>
          <table:table-cell office:value-type="string" calcext:value-type="string">
            <text:p>pow2f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float" office:value="16" calcext:value-type="float">
            <text:p>1.60E+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8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29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24" calcext:value-type="float">
            <text:p>126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0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1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c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3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4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5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8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9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a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0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.6E+039" calcext:value-type="float">
            <text:p>1.60E+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1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2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3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4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5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6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47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48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8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9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4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0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2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1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a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2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3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54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5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5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6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5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7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6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8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59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0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1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2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3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4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5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6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7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8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a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G69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0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1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73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2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b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3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4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5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6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7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8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9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3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84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220" calcext:value-type="float">
            <text:p>12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5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a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6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E+220" calcext:value-type="float">
            <text:p>1.00E+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7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8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89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0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float" office:value="135" calcext:value-type="float">
            <text:p>1.35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1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2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b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3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b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4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a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5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22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6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f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7])" office:value-type="float" office:value="220" calcext:value-type="float">
            <text:p>220</text:p>
          </table:table-cell>
          <table:table-cell office:value-type="string" calcext:value-type="string">
            <text:p>co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2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8])" office:value-type="float" office:value="220" calcext:value-type="float">
            <text:p>220</text:p>
          </table:table-cell>
          <table:table-cell office:value-type="string" calcext:value-type="string">
            <text:p>s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6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9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0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1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2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3])" office:value-type="float" office:value="228" calcext:value-type="float">
            <text:p>228</text:p>
          </table:table-cell>
          <table:table-cell office:value-type="string" calcext:value-type="string">
            <text:p>tinyml_lof_normal_distance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d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04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05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06])" office:value-type="float" office:value="244" calcext:value-type="float">
            <text:p>244</text:p>
          </table:table-cell>
          <table:table-cell office:value-type="string" calcext:value-type="string">
            <text:p>sqr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3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07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08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c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09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798" calcext:value-type="float">
            <text:p>127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10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11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9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12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0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13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60" calcext:value-type="float">
            <text:p>126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14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15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e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16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784" calcext:value-type="float">
            <text:p>16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G117])" office:value-type="float" office:value="332" calcext:value-type="float">
            <text:p>332</text:p>
          </table:table-cell>
          <table:table-cell office:value-type="string" calcext:value-type="string">
            <text:p>kf_fact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e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18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f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19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0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4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1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22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23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74" calcext:value-type="float">
            <text:p>198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ec</text:p>
          </table:table-cell>
          <table:table-cell table:formula="of:=HEX2DEC([.G124])" office:value-type="float" office:value="492" calcext:value-type="float">
            <text:p>492</text:p>
          </table:table-cell>
          <table:table-cell office:value-type="string" calcext:value-type="string">
            <text:p>scalb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8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25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26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0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7])" office:value-type="float" office:value="560" calcext:value-type="float">
            <text:p>560</text:p>
          </table:table-cell>
          <table:table-cell office:value-type="string" calcext:value-type="string">
            <text:p>flo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130" calcext:value-type="float">
            <text:p>131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8])" office:value-type="float" office:value="560" calcext:value-type="float">
            <text:p>560</text:p>
          </table:table-cell>
          <table:table-cell office:value-type="string" calcext:value-type="string">
            <text:p>tinyml_dsp_processing_energ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548" calcext:value-type="float">
            <text:p>165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29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8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G130])" office:value-type="float" office:value="592" calcext:value-type="float">
            <text:p>592</text:p>
          </table:table-cell>
          <table:table-cell office:value-type="string" calcext:value-type="string">
            <text:p>kiss_fft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b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31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32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360" calcext:value-type="float">
            <text:p>133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0</text:p>
          </table:table-cell>
          <table:table-cell table:formula="of:=HEX2DEC([.G133])" office:value-type="float" office:value="640" calcext:value-type="float">
            <text:p>640</text:p>
          </table:table-cell>
          <table:table-cell office:value-type="string" calcext:value-type="string">
            <text:p>tinyml_dsp_processing_vari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d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8</text:p>
          </table:table-cell>
          <table:table-cell table:formula="of:=HEX2DEC([.G134])" office:value-type="float" office:value="728" calcext:value-type="float">
            <text:p>728</text:p>
          </table:table-cell>
          <table:table-cell office:value-type="string" calcext:value-type="string">
            <text:p>kiss_fftr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d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c</text:p>
          </table:table-cell>
          <table:table-cell table:formula="of:=HEX2DEC([.G135])" office:value-type="float" office:value="732" calcext:value-type="float">
            <text:p>732</text:p>
          </table:table-cell>
          <table:table-cell office:value-type="string" calcext:value-type="string">
            <text:p>__kernel_s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6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b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7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4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3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39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1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40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b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41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58" calcext:value-type="float">
            <text:p>174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42])" office:value-type="float" office:value="876" calcext:value-type="float">
            <text:p>876</text:p>
          </table:table-cell>
          <table:table-cell office:value-type="string" calcext:value-type="string">
            <text:p>__ieee754_sqr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f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43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44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44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45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7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46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044" calcext:value-type="float">
            <text:p>140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47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984" calcext:value-type="float">
            <text:p>179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8])" office:value-type="float" office:value="1140" calcext:value-type="float">
            <text:p>1140</text:p>
          </table:table-cell>
          <table:table-cell office:value-type="string" calcext:value-type="string">
            <text:p>__kernel_co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6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9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158" calcext:value-type="float">
            <text:p>151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50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aa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51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style-name="ce11" table:formula="of:=HEX2DEC([.G152])" office:value-type="float" office:value="1716" calcext:value-type="float">
            <text:p>1716</text:p>
          </table:table-cell>
          <table:table-cell table:style-name="ce11" office:value-type="string" calcext:value-type="string">
            <text:p>.hidden</text:p>
          </table:table-cell>
          <table:table-cell table:style-name="ce11" office:value-type="string" calcext:value-type="string">
            <text:p>__mul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style-name="ce11" table:formula="of:=HEX2DEC([.G153])" office:value-type="float" office:value="1920" calcext:value-type="float">
            <text:p>1920</text:p>
          </table:table-cell>
          <table:table-cell table:style-name="ce11" office:value-type="string" calcext:value-type="string">
            <text:p>.hidden</text:p>
          </table:table-cell>
          <table:table-cell table:style-name="ce11" office:value-type="string" calcext:value-type="string">
            <text:p>__add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2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style-name="ce11" table:formula="of:=HEX2DEC([.G154])" office:value-type="float" office:value="1936" calcext:value-type="float">
            <text:p>1936</text:p>
          </table:table-cell>
          <table:table-cell table:style-name="ce11" office:value-type="string" calcext:value-type="string">
            <text:p>.hidden</text:p>
          </table:table-cell>
          <table:table-cell table:style-name="ce11" office:value-type="string" calcext:value-type="string">
            <text:p>__sub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1e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style-name="ce11" table:formula="of:=HEX2DEC([.G155])" office:value-type="float" office:value="1988" calcext:value-type="float">
            <text:p>1988</text:p>
          </table:table-cell>
          <table:table-cell table:style-name="ce11" office:value-type="string" calcext:value-type="string">
            <text:p>.hidden</text:p>
          </table:table-cell>
          <table:table-cell table:style-name="ce11" office:value-type="string" calcext:value-type="string">
            <text:p>__divdf3</text:p>
          </table:table-cell>
          <table:table-cell/>
          <table:table-cell office:value-type="string" calcext:value-type="string">
            <text:p>double precis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0001d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56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0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24</text:p>
          </table:table-cell>
          <table:table-cell table:formula="of:=HEX2DEC([.G157])" office:value-type="float" office:value="2084" calcext:value-type="float">
            <text:p>2084</text:p>
          </table:table-cell>
          <table:table-cell office:value-type="string" calcext:value-type="string">
            <text:p>__ieee754_rem_pio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58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59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8904" calcext:value-type="float">
            <text:p>189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70</text:p>
          </table:table-cell>
          <table:table-cell table:formula="of:=HEX2DEC([.G160])" office:value-type="float" office:value="3952" calcext:value-type="float">
            <text:p>3952</text:p>
          </table:table-cell>
          <table:table-cell office:value-type="string" calcext:value-type="string">
            <text:p>__kernel_rem_pio2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style-name="ce8" table:formula="of:=SUM([.H4:.H160])" office:value-type="float" office:value="61616" calcext:value-type="float">
            <text:p>61616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style-name="ce11" table:formula="of:=[.H161]-[$'II custom print ndebug'.H172]" office:value-type="float" office:value="-7404" calcext:value-type="float">
            <text:p>-7404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bss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filename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13" office:value-type="float" office:value="61916" calcext:value-type="float">
            <text:p>61916</text:p>
          </table:table-cell>
          <table:table-cell table:style-name="ce12" office:value-type="float" office:value="1744" calcext:value-type="float">
            <text:p>1744</text:p>
          </table:table-cell>
          <table:table-cell table:style-name="ce12" office:value-type="float" office:value="6760" calcext:value-type="float">
            <text:p>6760</text:p>
          </table:table-cell>
          <table:table-cell table:style-name="ce12" office:value-type="float" office:value="70420" calcext:value-type="float">
            <text:p>70420</text:p>
          </table:table-cell>
          <table:table-cell table:style-name="ce12" office:value-type="float" office:value="11314" calcext:value-type="float">
            <text:p>11314</text:p>
          </table:table-cell>
          <table:table-cell table:style-name="ce12" office:value-type="string" calcext:value-type="string">
            <text:p>fogml-riscv</text:p>
          </table:table-cell>
        </table:table-row>
      </table:table>
      <table:table table:name="II no doubles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3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3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b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b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3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17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d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8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9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c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c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a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3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4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d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6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7])" office:value-type="float" office:value="56" calcext:value-type="float">
            <text:p>56</text:p>
          </table:table-cell>
          <table:table-cell office:value-type="string" calcext:value-type="string">
            <text:p>pow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c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8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29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5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0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1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00" calcext:value-type="float">
            <text:p>198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a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3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4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8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5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8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9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0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1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2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3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4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5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46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47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8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9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0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1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2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53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4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0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5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0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6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7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8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1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9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60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e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1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2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3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4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5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6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7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8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9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0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1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2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d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3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4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5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6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7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8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f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79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83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4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5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028" calcext:value-type="float">
            <text:p>170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6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7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8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89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c</text:p>
          </table:table-cell>
          <table:table-cell table:formula="of:=HEX2DEC([.G90])" office:value-type="float" office:value="188" calcext:value-type="float">
            <text:p>188</text:p>
          </table:table-cell>
          <table:table-cell office:value-type="string" calcext:value-type="string">
            <text:p>tinyml_lof_normal_distance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1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5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2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2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3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1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4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9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95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96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97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9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98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99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380" calcext:value-type="float">
            <text:p>12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00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2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01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02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770" calcext:value-type="float">
            <text:p>127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03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04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05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b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06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6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G107])" office:value-type="float" office:value="300" calcext:value-type="float">
            <text:p>300</text:p>
          </table:table-cell>
          <table:table-cell office:value-type="string" calcext:value-type="string">
            <text:p>kf_fact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38" calcext:value-type="float">
            <text:p>12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08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5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09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float" office:value="185" calcext:value-type="float">
            <text:p>1.85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10])" office:value-type="float" office:value="328" calcext:value-type="float">
            <text:p>328</text:p>
          </table:table-cell>
          <table:table-cell office:value-type="string" calcext:value-type="string">
            <text:p>scalb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0</text:p>
          </table:table-cell>
          <table:table-cell table:formula="of:=HEX2DEC([.G111])" office:value-type="float" office:value="352" calcext:value-type="float">
            <text:p>352</text:p>
          </table:table-cell>
          <table:table-cell office:value-type="string" calcext:value-type="string">
            <text:p>floor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e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12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13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14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480" calcext:value-type="float">
            <text:p>124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15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4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8</text:p>
          </table:table-cell>
          <table:table-cell table:formula="of:=HEX2DEC([.G116])" office:value-type="float" office:value="392" calcext:value-type="float">
            <text:p>392</text:p>
          </table:table-cell>
          <table:table-cell office:value-type="string" calcext:value-type="string">
            <text:p>__kernel_si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004" calcext:value-type="float">
            <text:p>12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17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808" calcext:value-type="float">
            <text:p>168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8</text:p>
          </table:table-cell>
          <table:table-cell table:formula="of:=HEX2DEC([.G118])" office:value-type="float" office:value="440" calcext:value-type="float">
            <text:p>440</text:p>
          </table:table-cell>
          <table:table-cell office:value-type="string" calcext:value-type="string">
            <text:p>kiss_fft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0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19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4810" calcext:value-type="float">
            <text:p>148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20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e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21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108" calcext:value-type="float">
            <text:p>13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2])" office:value-type="float" office:value="560" calcext:value-type="float">
            <text:p>560</text:p>
          </table:table-cell>
          <table:table-cell office:value-type="string" calcext:value-type="string">
            <text:p>tinyml_dsp_processing_energ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23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24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25])" office:value-type="float" office:value="600" calcext:value-type="float">
            <text:p>600</text:p>
          </table:table-cell>
          <table:table-cell office:value-type="string" calcext:value-type="string">
            <text:p>kiss_fftr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3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26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294" calcext:value-type="float">
            <text:p>17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64</text:p>
          </table:table-cell>
          <table:table-cell table:formula="of:=HEX2DEC([.G127])" office:value-type="float" office:value="612" calcext:value-type="float">
            <text:p>612</text:p>
          </table:table-cell>
          <table:table-cell office:value-type="string" calcext:value-type="string">
            <text:p>__kernel_co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0</text:p>
          </table:table-cell>
          <table:table-cell table:formula="of:=HEX2DEC([.G128])" office:value-type="float" office:value="640" calcext:value-type="float">
            <text:p>640</text:p>
          </table:table-cell>
          <table:table-cell office:value-type="string" calcext:value-type="string">
            <text:p>tinyml_dsp_processing_vari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888" calcext:value-type="float">
            <text:p>128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29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0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074" calcext:value-type="float">
            <text:p>190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31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32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148" calcext:value-type="float">
            <text:p>161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33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34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b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35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43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36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8728" calcext:value-type="float">
            <text:p>18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37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38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3f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39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0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680" calcext:value-type="float">
            <text:p>176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cc</text:p>
          </table:table-cell>
          <table:table-cell table:formula="of:=HEX2DEC([.G141])" office:value-type="float" office:value="1228" calcext:value-type="float">
            <text:p>1228</text:p>
          </table:table-cell>
          <table:table-cell office:value-type="string" calcext:value-type="string">
            <text:p>__ieee754_rem_pio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50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42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a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43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44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b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a88</text:p>
          </table:table-cell>
          <table:table-cell table:formula="of:=HEX2DEC([.G145])" office:value-type="float" office:value="2696" calcext:value-type="float">
            <text:p>2696</text:p>
          </table:table-cell>
          <table:table-cell office:value-type="string" calcext:value-type="string">
            <text:p>__kernel_rem_pio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46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55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47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style-name="ce8" table:formula="of:=SUM([.H4:.H147])" office:value-type="float" office:value="47636" calcext:value-type="float">
            <text:p>47636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2" office:value-type="string" calcext:value-type="string">
            <text:p>reduction</text:p>
          </table:table-cell>
          <table:table-cell table:style-name="ce11" table:formula="of:=[.H148]-[$'II pow2f'.H161]" office:value-type="float" office:value="-13980" calcext:value-type="float">
            <text:p>-13980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bss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filename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13" office:value-type="float" office:value="48800" calcext:value-type="float">
            <text:p>48800</text:p>
          </table:table-cell>
          <table:table-cell table:style-name="ce12" office:value-type="float" office:value="1596" calcext:value-type="float">
            <text:p>1596</text:p>
          </table:table-cell>
          <table:table-cell table:style-name="ce12" office:value-type="float" office:value="6760" calcext:value-type="float">
            <text:p>6760</text:p>
          </table:table-cell>
          <table:table-cell table:style-name="ce12" office:value-type="float" office:value="57156" calcext:value-type="float">
            <text:p>57156</text:p>
          </table:table-cell>
          <table:table-cell table:style-name="ce12" office:value-type="string" calcext:value-type="string">
            <text:p>df44</text:p>
          </table:table-cell>
          <table:table-cell table:style-name="ce12" office:value-type="string" calcext:value-type="string">
            <text:p>fogml-riscv</text:p>
          </table:table-cell>
        </table:table-row>
        <table:table-row table:style-name="ro2">
          <table:table-cell table:number-columns-repeated="6"/>
          <table:table-cell table:style-name="ce12"/>
          <table:table-cell table:style-name="ce14"/>
          <table:table-cell table:number-columns-repeated="5"/>
        </table:table-row>
      </table:table>
      <table:named-expressions/>
      <table:database-ranges>
        <table:database-range table:name="__Anonymous_Sheet_DB__2" table:target-range-address="'ndebug no print float-only'.B2:'ndebug no print float-only'.I123" table:display-filter-buttons="true">
          <table:sort>
            <table:sort-by table:field-number="5" table:data-type="automatic"/>
          </table:sort>
        </table:database-range>
        <table:database-range table:name="__Anonymous_Sheet_DB__3" table:target-range-address="'no pow'.B2:'no pow'.I115" table:display-filter-buttons="true">
          <table:sort>
            <table:sort-by table:field-number="6" table:data-type="automatic"/>
          </table:sort>
        </table:database-range>
        <table:database-range table:name="__Anonymous_Sheet_DB__4" table:target-range-address="'II custom print ndebug'.C3:'II custom print ndebug'.J171" table:display-filter-buttons="true">
          <table:sort>
            <table:sort-by table:field-number="5" table:data-type="automatic"/>
          </table:sort>
        </table:database-range>
        <table:database-range table:name="__Anonymous_Sheet_DB__5" table:target-range-address="'II pow2f'.C4:'II pow2f'.J160" table:contains-header="false">
          <table:sort>
            <table:sort-by table:field-number="5" table:data-type="automatic"/>
          </table:sort>
        </table:database-range>
        <table:database-range table:name="__Anonymous_Sheet_DB__6" table:target-range-address="'II no doubles'.C4:'II no doubles'.J14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0:43:24.625613600</meta:creation-date>
    <meta:generator>LibreOffice/7.4.7.2$Linux_X86_64 LibreOffice_project/40$Build-2</meta:generator>
    <meta:editing-duration>PT1H9M7S</meta:editing-duration>
    <meta:editing-cycles>14</meta:editing-cycles>
    <dc:title>height022</dc:title>
    <dc:date>2024-10-17T12:23:18.145956654</dc:date>
    <meta:document-statistic meta:table-count="7" meta:cell-count="7403" meta:object-count="0"/>
    <meta:template xlink:type="simple" xlink:actuate="onRequest" xlink:title="height022" xlink:href="../../../../.config/libreoffice/4/user/template/height022.ots" meta:date="2024-10-17T10:43:24.283197746"/>
  </office:meta>
</office:document-meta>
</file>